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  <style:style style:name="ce4" style:family="table-cell" style:parent-style-name="Default" style:data-style-name="N1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column table:style-name="co7" table:default-cell-style-name="ce4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  <table:table-cell office:value-type="string" calcext:value-type="string">
            <text:p>pcr_positivo</text:p>
          </table:table-cell>
          <table:table-cell office:value-type="string" calcext:value-type="string">
            <text:p>prueba_rapida_positivo</text:p>
          </table:table-cell>
          <table:table-cell office:value-type="string" calcext:value-type="string">
            <text:p>pcr_prapida_positiv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016" calcext:value-type="float">
            <text:p>3016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481" calcext:value-type="float">
            <text:p>2481</text:p>
          </table:table-cell>
          <table:table-cell office:value-type="float" office:value="535" calcext:value-type="float">
            <text:p>5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90" calcext:value-type="float">
            <text:p>29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8" calcext:value-type="date">
            <text:p>2020-04-08</text:p>
          </table:table-cell>
          <table:table-cell table:formula="of:=SUM([.E439:.E462])" office:value-type="float" office:value="4342" calcext:value-type="float">
            <text:p>4342</text:p>
          </table:table-cell>
          <table:table-cell table:formula="of:=SUM([.F439:.F462])" office:value-type="float" office:value="121" calcext:value-type="float">
            <text:p>121</text:p>
          </table:table-cell>
          <table:table-cell office:value-type="float" office:value="1333" calcext:value-type="float">
            <text:p>1333</text:p>
          </table:table-cell>
          <table:table-cell office:value-type="float" office:value="35257" calcext:value-type="float">
            <text:p>35257</text:p>
          </table:table-cell>
          <table:table-cell table:formula="of:=SUM([.I439:.I462])" office:value-type="float" office:value="3614" calcext:value-type="float">
            <text:p>3614</text:p>
          </table:table-cell>
          <table:table-cell table:formula="of:=SUM([.J439:.J462])" office:value-type="float" office:value="728" calcext:value-type="float">
            <text:p>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02" calcext:value-type="float">
            <text:p>30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704" calcext:value-type="float">
            <text:p>3704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822" calcext:value-type="float">
            <text:p>2822</text:p>
          </table:table-cell>
          <table:table-cell office:value-type="float" office:value="882" calcext:value-type="float">
            <text:p>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9" calcext:value-type="date">
            <text:p>2020-04-09</text:p>
          </table:table-cell>
          <table:table-cell table:formula="of:=SUM([.E464:.E487])" office:value-type="float" office:value="5256" calcext:value-type="float">
            <text:p>5256</text:p>
          </table:table-cell>
          <table:table-cell table:formula="of:=SUM([.F464:.F487])" office:value-type="float" office:value="138" calcext:value-type="float">
            <text:p>138</text:p>
          </table:table-cell>
          <table:table-cell office:value-type="float" office:value="1438" calcext:value-type="float">
            <text:p>1438</text:p>
          </table:table-cell>
          <table:table-cell office:value-type="float" office:value="43209" calcext:value-type="float">
            <text:p>43209</text:p>
          </table:table-cell>
          <table:table-cell table:formula="of:=SUM([.I464:.I487])" office:value-type="float" office:value="4121" calcext:value-type="float">
            <text:p>4121</text:p>
          </table:table-cell>
          <table:table-cell table:formula="of:=SUM([.J464:.J487])" office:value-type="float" office:value="1135" calcext:value-type="float">
            <text:p>1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65" calcext:value-type="float">
            <text:p>46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02" calcext:value-type="float">
            <text:p>30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4210" calcext:value-type="float">
            <text:p>421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3148" calcext:value-type="float">
            <text:p>3148</text:p>
          </table:table-cell>
          <table:table-cell office:value-type="float" office:value="1062" calcext:value-type="float">
            <text:p>10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0" calcext:value-type="date">
            <text:p>2020-04-10</text:p>
          </table:table-cell>
          <table:table-cell table:formula="of:=SUM([.E489:.E513])" office:value-type="float" office:value="5897" calcext:value-type="float">
            <text:p>5897</text:p>
          </table:table-cell>
          <table:table-cell table:formula="of:=SUM([.F489:.F513])" office:value-type="float" office:value="169" calcext:value-type="float">
            <text:p>169</text:p>
          </table:table-cell>
          <table:table-cell office:value-type="float" office:value="1569" calcext:value-type="float">
            <text:p>1569</text:p>
          </table:table-cell>
          <table:table-cell office:value-type="float" office:value="50784" calcext:value-type="float">
            <text:p>50784</text:p>
          </table:table-cell>
          <table:table-cell table:formula="of:=SUM([.I489:.I513])" office:value-type="float" office:value="4549" calcext:value-type="float">
            <text:p>4549</text:p>
          </table:table-cell>
          <table:table-cell table:formula="of:=SUM([.J489:.J513])" office:value-type="float" office:value="1348" calcext:value-type="float">
            <text:p>13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41" calcext:value-type="float">
            <text:p>54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22" calcext:value-type="float">
            <text:p>2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26" calcext:value-type="float">
            <text:p>3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933" calcext:value-type="float">
            <text:p>4933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3688" calcext:value-type="float">
            <text:p>3688</text:p>
          </table:table-cell>
          <table:table-cell office:value-type="float" office:value="1245" calcext:value-type="float">
            <text:p>12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315" calcext:value-type="float">
            <text:p>31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1" calcext:value-type="date">
            <text:p>2020-04-11</text:p>
          </table:table-cell>
          <table:table-cell table:formula="of:=SUM([.E515:.E539])" office:value-type="float" office:value="6848" calcext:value-type="float">
            <text:p>6848</text:p>
          </table:table-cell>
          <table:table-cell table:formula="of:=SUM([.F515:.F539])" office:value-type="float" office:value="181" calcext:value-type="float">
            <text:p>181</text:p>
          </table:table-cell>
          <table:table-cell office:value-type="float" office:value="1739" calcext:value-type="float">
            <text:p>1739</text:p>
          </table:table-cell>
          <table:table-cell office:value-type="float" office:value="58864" calcext:value-type="float">
            <text:p>58864</text:p>
          </table:table-cell>
          <table:table-cell table:formula="of:=SUM([.I515:.I539])" office:value-type="float" office:value="5261" calcext:value-type="float">
            <text:p>5261</text:p>
          </table:table-cell>
          <table:table-cell table:formula="of:=SUM([.J515:.J539])" office:value-type="float" office:value="1587" calcext:value-type="float">
            <text:p>15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346" calcext:value-type="float">
            <text:p>346</text:p>
          </table:table-cell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344" calcext:value-type="float">
            <text:p>34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5456" calcext:value-type="float">
            <text:p>5456</text:p>
          </table:table-cell>
          <table:table-cell table:number-columns-repeated="3"/>
          <table:table-cell office:value-type="float" office:value="3921" calcext:value-type="float">
            <text:p>3921</text:p>
          </table:table-cell>
          <table:table-cell office:value-type="float" office:value="1379" calcext:value-type="float">
            <text:p>1379</text:p>
          </table:table-cell>
          <table:table-cell office:value-type="float" office:value="156" calcext:value-type="float">
            <text:p>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319" calcext:value-type="float">
            <text:p>319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2" calcext:value-type="date">
            <text:p>2020-04-12</text:p>
          </table:table-cell>
          <table:table-cell table:formula="of:=SUM([.E541:.E565])" office:value-type="float" office:value="7519" calcext:value-type="float">
            <text:p>7519</text:p>
          </table:table-cell>
          <table:table-cell office:value-type="float" office:value="193" calcext:value-type="float">
            <text:p>193</text:p>
          </table:table-cell>
          <table:table-cell office:value-type="float" office:value="1798" calcext:value-type="float">
            <text:p>1798</text:p>
          </table:table-cell>
          <table:table-cell office:value-type="float" office:value="68987" calcext:value-type="float">
            <text:p>68987</text:p>
          </table:table-cell>
          <table:table-cell table:formula="of:=SUM([.I541:.I565])" office:value-type="float" office:value="5583" calcext:value-type="float">
            <text:p>5583</text:p>
          </table:table-cell>
          <table:table-cell table:formula="of:=SUM([.J541:.J565])" office:value-type="float" office:value="1752" calcext:value-type="float">
            <text:p>1752</text:p>
          </table:table-cell>
          <table:table-cell table:formula="of:=SUM([.K541:.K565])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0" calcext:value-type="float">
            <text:p>1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8" calcext:value-type="float">
            <text:p>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33" calcext:value-type="float">
            <text:p>7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9" calcext:value-type="float">
            <text:p>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58" calcext:value-type="float">
            <text:p>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68" calcext:value-type="float">
            <text:p>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5" calcext:value-type="float">
            <text:p>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92" calcext:value-type="float">
            <text:p>3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458" calcext:value-type="float">
            <text:p>74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340" calcext:value-type="float">
            <text:p>34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1" calcext:value-type="float">
            <text:p>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20" calcext:value-type="float">
            <text:p>1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" calcext:value-type="float">
            <text:p>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3" calcext:value-type="date">
            <text:p>2020-04-13</text:p>
          </table:table-cell>
          <table:table-cell table:formula="of:=SUM([.E567:.E591])" office:value-type="float" office:value="9784" calcext:value-type="float">
            <text:p>9784</text:p>
          </table:table-cell>
          <table:table-cell office:value-type="float" office:value="216" calcext:value-type="float">
            <text:p>216</text:p>
          </table:table-cell>
          <table:table-cell office:value-type="float" office:value="2642" calcext:value-type="float">
            <text:p>2642</text:p>
          </table:table-cell>
          <table:table-cell office:value-type="float" office:value="77382" calcext:value-type="float">
            <text:p>773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office:value-type="float" office:value="509" calcext:value-type="float">
            <text:p>509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66" calcext:value-type="float">
            <text:p>16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427" calcext:value-type="float">
            <text:p>427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476" calcext:value-type="float">
            <text:p>7476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2813" calcext:value-type="float">
            <text:p>2813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57" calcext:value-type="float">
            <text:p>35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9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8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4" calcext:value-type="date">
            <text:p>2020-04-14</text:p>
          </table:table-cell>
          <table:table-cell table:formula="of:=SUM([.E593:.E617])" office:value-type="float" office:value="10303" calcext:value-type="float">
            <text:p>10303</text:p>
          </table:table-cell>
          <table:table-cell table:formula="of:=SUM([.F593:.F617])" office:value-type="float" office:value="230" calcext:value-type="float">
            <text:p>230</text:p>
          </table:table-cell>
          <table:table-cell office:value-type="float" office:value="2869" calcext:value-type="float">
            <text:p>2869</text:p>
          </table:table-cell>
          <table:table-cell office:value-type="float" office:value="91913" calcext:value-type="float">
            <text:p>91913</text:p>
          </table:table-cell>
          <table:table-cell table:formula="of:=SUM([.I593:.I617])" office:value-type="float" office:value="6296" calcext:value-type="float">
            <text:p>6296</text:p>
          </table:table-cell>
          <table:table-cell table:formula="of:=SUM([.J593:.J617])" office:value-type="float" office:value="3776" calcext:value-type="float">
            <text:p>3776</text:p>
          </table:table-cell>
          <table:table-cell table:formula="of:=SUM([.K593:.K617])"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939" calcext:value-type="float">
            <text:p>93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office:value-type="float" office:value="509" calcext:value-type="float">
            <text:p>50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84" calcext:value-type="float">
            <text:p>18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28" calcext:value-type="float">
            <text:p>428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office:value-type="float" office:value="47" calcext:value-type="float">
            <text:p>4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412" calcext:value-type="float">
            <text:p>8412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4826" calcext:value-type="float">
            <text:p>4826</text:p>
          </table:table-cell>
          <table:table-cell office:value-type="float" office:value="3586" calcext:value-type="float">
            <text:p>358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29" calcext:value-type="float">
            <text:p>22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131" calcext:value-type="float">
            <text:p>1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5" calcext:value-type="date">
            <text:p>2020-04-15</text:p>
          </table:table-cell>
          <table:table-cell table:formula="of:=SUM([.E619:.E643])" office:value-type="float" office:value="11475" calcext:value-type="float">
            <text:p>11475</text:p>
          </table:table-cell>
          <table:table-cell table:formula="of:=SUM([.F619:.F643])" office:value-type="float" office:value="254" calcext:value-type="float">
            <text:p>254</text:p>
          </table:table-cell>
          <table:table-cell office:value-type="float" office:value="3108" calcext:value-type="float">
            <text:p>3108</text:p>
          </table:table-cell>
          <table:table-cell office:value-type="float" office:value="97910" calcext:value-type="float">
            <text:p>97910</text:p>
          </table:table-cell>
          <table:table-cell table:formula="of:=SUM([.I619:.I643])" office:value-type="float" office:value="6820" calcext:value-type="float">
            <text:p>6820</text:p>
          </table:table-cell>
          <table:table-cell table:formula="of:=SUM([.J619:.J643])" office:value-type="float" office:value="4655" calcext:value-type="float">
            <text:p>46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08" calcext:value-type="float">
            <text:p>100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571" calcext:value-type="float">
            <text:p>571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9107" calcext:value-type="float">
            <text:p>9107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050" calcext:value-type="float">
            <text:p>5050</text:p>
          </table:table-cell>
          <table:table-cell office:value-type="float" office:value="4057" calcext:value-type="float">
            <text:p>40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12" calcext:value-type="float">
            <text:p>4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33" calcext:value-type="float">
            <text:p>23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33" calcext:value-type="float">
            <text:p>13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6" calcext:value-type="date">
            <text:p>2020-04-16</text:p>
          </table:table-cell>
          <table:table-cell table:formula="of:=SUM([.E645:.E669])" office:value-type="float" office:value="12491" calcext:value-type="float">
            <text:p>12491</text:p>
          </table:table-cell>
          <table:table-cell table:formula="of:=SUM([.F645:.F669])" office:value-type="float" office:value="274" calcext:value-type="float">
            <text:p>274</text:p>
          </table:table-cell>
          <table:table-cell office:value-type="float" office:value="6120" calcext:value-type="float">
            <text:p>6120</text:p>
          </table:table-cell>
          <table:table-cell office:value-type="float" office:value="108977" calcext:value-type="float">
            <text:p>108977</text:p>
          </table:table-cell>
          <table:table-cell table:formula="of:=SUM([.I645:.I669])" office:value-type="float" office:value="7266" calcext:value-type="float">
            <text:p>7266</text:p>
          </table:table-cell>
          <table:table-cell table:formula="of:=SUM([.J645:.J669])" office:value-type="float" office:value="5225" calcext:value-type="float">
            <text:p>52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80" calcext:value-type="float">
            <text:p>10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95" calcext:value-type="float">
            <text:p>495</text:p>
          </table:table-cell>
          <table:table-cell office:value-type="float" office:value="585" calcext:value-type="float">
            <text:p>5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94" calcext:value-type="float">
            <text:p>19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523" calcext:value-type="float">
            <text:p>523</text:p>
          </table:table-cell>
          <table:table-cell office:value-type="float" office:value="77" calcext:value-type="float">
            <text:p>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793" calcext:value-type="float">
            <text:p>9793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office:value-type="float" office:value="5390" calcext:value-type="float">
            <text:p>5390</text:p>
          </table:table-cell>
          <table:table-cell office:value-type="float" office:value="4403" calcext:value-type="float">
            <text:p>44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31" calcext:value-type="float">
            <text:p>43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64" calcext:value-type="float">
            <text:p>26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60" calcext:value-type="float">
            <text:p>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7" calcext:value-type="date">
            <text:p>2020-04-17</text:p>
          </table:table-cell>
          <table:table-cell table:formula="of:=SUM([.E671:.E695])" office:value-type="float" office:value="13489" calcext:value-type="float">
            <text:p>13489</text:p>
          </table:table-cell>
          <table:table-cell table:formula="of:=SUM([.F671:.F695])" office:value-type="float" office:value="300" calcext:value-type="float">
            <text:p>300</text:p>
          </table:table-cell>
          <table:table-cell office:value-type="float" office:value="6541" calcext:value-type="float">
            <text:p>6541</text:p>
          </table:table-cell>
          <table:table-cell office:value-type="float" office:value="114024" calcext:value-type="float">
            <text:p>114024</text:p>
          </table:table-cell>
          <table:table-cell table:formula="of:=SUM([.I671:.I695])" office:value-type="float" office:value="7703" calcext:value-type="float">
            <text:p>7703</text:p>
          </table:table-cell>
          <table:table-cell table:formula="of:=SUM([.J671:.J695])" office:value-type="float" office:value="5786" calcext:value-type="float">
            <text:p>5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7" calcext:value-type="float">
            <text:p>2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83" calcext:value-type="float">
            <text:p>8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180" calcext:value-type="float">
            <text:p>118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640" calcext:value-type="float">
            <text:p>6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9" calcext:value-type="float">
            <text:p>2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1" calcext:value-type="float">
            <text:p>3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1" calcext:value-type="float">
            <text:p>2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79" calcext:value-type="float">
            <text:p>7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642" calcext:value-type="float">
            <text:p>64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37" calcext:value-type="float">
            <text:p>537</text:p>
          </table:table-cell>
          <table:table-cell office:value-type="float" office:value="105" calcext:value-type="float">
            <text:p>10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0234" calcext:value-type="float">
            <text:p>1023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5512" calcext:value-type="float">
            <text:p>5512</text:p>
          </table:table-cell>
          <table:table-cell office:value-type="float" office:value="4722" calcext:value-type="float">
            <text:p>472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485" calcext:value-type="float">
            <text:p>48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344" calcext:value-type="float">
            <text:p>344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236" calcext:value-type="float">
            <text:p>23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8" calcext:value-type="date">
            <text:p>2020-04-18</text:p>
          </table:table-cell>
          <table:table-cell table:formula="of:=SUM([.E697:.E721])" office:value-type="float" office:value="14420" calcext:value-type="float">
            <text:p>14420</text:p>
          </table:table-cell>
          <table:table-cell table:formula="of:=SUM([.F697:.F721])" office:value-type="float" office:value="348" calcext:value-type="float">
            <text:p>348</text:p>
          </table:table-cell>
          <table:table-cell office:value-type="float" office:value="6684" calcext:value-type="float">
            <text:p>6684</text:p>
          </table:table-cell>
          <table:table-cell office:value-type="float" office:value="121475" calcext:value-type="float">
            <text:p>121475</text:p>
          </table:table-cell>
          <table:table-cell table:formula="of:=SUM([.I697:.I721])" office:value-type="float" office:value="7983" calcext:value-type="float">
            <text:p>7983</text:p>
          </table:table-cell>
          <table:table-cell table:formula="of:=SUM([.J697:.J721])" office:value-type="float" office:value="6437" calcext:value-type="float">
            <text:p>6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1" calcext:value-type="float">
            <text:p>25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0" calcext:value-type="float">
            <text:p>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239" calcext:value-type="float">
            <text:p>12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562" calcext:value-type="float">
            <text:p>562</text:p>
          </table:table-cell>
          <table:table-cell office:value-type="float" office:value="677" calcext:value-type="float">
            <text:p>67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99" calcext:value-type="float">
            <text:p>9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671" calcext:value-type="float">
            <text:p>67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1" calcext:value-type="float">
            <text:p>12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877" calcext:value-type="float">
            <text:p>10877</text:p>
          </table:table-cell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5767" calcext:value-type="float">
            <text:p>5767</text:p>
          </table:table-cell>
          <table:table-cell office:value-type="float" office:value="5110" calcext:value-type="float">
            <text:p>51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552" calcext:value-type="float">
            <text:p>5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" calcext:value-type="float">
            <text:p>4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420" calcext:value-type="float">
            <text:p>42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10" calcext:value-type="float">
            <text:p>31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83" calcext:value-type="float">
            <text:p>18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2" calcext:value-type="float">
            <text:p>11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19" calcext:value-type="date">
            <text:p>2020-04-19</text:p>
          </table:table-cell>
          <table:table-cell table:formula="of:=SUM([.E723:.E747])" office:value-type="float" office:value="15628" calcext:value-type="float">
            <text:p>15628</text:p>
          </table:table-cell>
          <table:table-cell table:formula="of:=SUM([.F723:.F747])" office:value-type="float" office:value="400" calcext:value-type="float">
            <text:p>400</text:p>
          </table:table-cell>
          <table:table-cell office:value-type="float" office:value="6811" calcext:value-type="float">
            <text:p>6811</text:p>
          </table:table-cell>
          <table:table-cell office:value-type="float" office:value="128117" calcext:value-type="float">
            <text:p>128117</text:p>
          </table:table-cell>
          <table:table-cell table:formula="of:=SUM([.I723:.I747])" office:value-type="float" office:value="8363" calcext:value-type="float">
            <text:p>8363</text:p>
          </table:table-cell>
          <table:table-cell table:formula="of:=SUM([.J723:.J747])" office:value-type="float" office:value="7265" calcext:value-type="float">
            <text:p>72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9" calcext:value-type="float">
            <text:p>1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29" calcext:value-type="float">
            <text:p>22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82" calcext:value-type="float">
            <text:p>1282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680" calcext:value-type="float">
            <text:p>6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75" calcext:value-type="float">
            <text:p>6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1297" calcext:value-type="float">
            <text:p>11297</text:p>
          </table:table-cell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6253" calcext:value-type="float">
            <text:p>6253</text:p>
          </table:table-cell>
          <table:table-cell office:value-type="float" office:value="5044" calcext:value-type="float">
            <text:p>50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585" calcext:value-type="float">
            <text:p>58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436" calcext:value-type="float">
            <text:p>436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84" calcext:value-type="float">
            <text:p>18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0" calcext:value-type="date">
            <text:p>2020-04-20</text:p>
          </table:table-cell>
          <table:table-cell table:formula="of:=SUM([.E749:.E773])" office:value-type="float" office:value="16325" calcext:value-type="float">
            <text:p>16325</text:p>
          </table:table-cell>
          <table:table-cell table:formula="of:=SUM([.F749:.F773])" office:value-type="float" office:value="445" calcext:value-type="float">
            <text:p>445</text:p>
          </table:table-cell>
          <table:table-cell office:value-type="float" office:value="6968" calcext:value-type="float">
            <text:p>6968</text:p>
          </table:table-cell>
          <table:table-cell office:value-type="float" office:value="131686" calcext:value-type="float">
            <text:p>131686</text:p>
          </table:table-cell>
          <table:table-cell table:formula="of:=SUM([.I749:.I773])" office:value-type="float" office:value="8964" calcext:value-type="float">
            <text:p>8964</text:p>
          </table:table-cell>
          <table:table-cell table:formula="of:=SUM([.J749:.J773])" office:value-type="float" office:value="7361" calcext:value-type="float">
            <text:p>73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69" calcext:value-type="float">
            <text:p>1369</text:p>
          </table:table-cell>
          <table:table-cell office:value-type="float" office:value="36" calcext:value-type="float">
            <text:p>3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17" calcext:value-type="float">
            <text:p>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741" calcext:value-type="float">
            <text:p>741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2256" calcext:value-type="float">
            <text:p>12256</text:p>
          </table:table-cell>
          <table:table-cell office:value-type="float" office:value="227" calcext:value-type="float">
            <text:p>2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17" calcext:value-type="float">
            <text:p>617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7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1" calcext:value-type="date">
            <text:p>2020-04-21</text:p>
          </table:table-cell>
          <table:table-cell table:formula="of:=SUM([.E775:.E799])" office:value-type="float" office:value="17837" calcext:value-type="float">
            <text:p>17837</text:p>
          </table:table-cell>
          <table:table-cell table:formula="of:=SUM([.F775:.F799])" office:value-type="float" office:value="484" calcext:value-type="float">
            <text:p>484</text:p>
          </table:table-cell>
          <table:table-cell office:value-type="float" office:value="6982" calcext:value-type="float">
            <text:p>6982</text:p>
          </table:table-cell>
          <table:table-cell office:value-type="float" office:value="137887" calcext:value-type="float">
            <text:p>137887</text:p>
          </table:table-cell>
          <table:table-cell table:formula="of:=SUM([.I775:.I799])" office:value-type="float" office:value="17837" calcext:value-type="float">
            <text:p>17837</text:p>
          </table:table-cell>
          <table:table-cell table:formula="of:=SUM([.J775:.J799])" office:value-type="float" office:value="484" calcext:value-type="float">
            <text:p>4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65" calcext:value-type="float">
            <text:p>36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196" calcext:value-type="float">
            <text:p>19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53" calcext:value-type="float">
            <text:p>1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16" calcext:value-type="float">
            <text:p>141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40" calcext:value-type="float">
            <text:p>640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318" calcext:value-type="float">
            <text:p>3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864" calcext:value-type="float">
            <text:p>864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office:value-type="float" office:value="283" calcext:value-type="float">
            <text:p>28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3214" calcext:value-type="float">
            <text:p>13214</text:p>
          </table:table-cell>
          <table:table-cell office:value-type="float" office:value="247" calcext:value-type="float">
            <text:p>247</text:p>
          </table:table-cell>
          <table:table-cell table:number-columns-repeated="2"/>
          <table:table-cell office:value-type="float" office:value="7139" calcext:value-type="float">
            <text:p>7139</text:p>
          </table:table-cell>
          <table:table-cell office:value-type="float" office:value="6075" calcext:value-type="float">
            <text:p>60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653" calcext:value-type="float">
            <text:p>6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514" calcext:value-type="float">
            <text:p>51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2" calcext:value-type="date">
            <text:p>2020-04-22</text:p>
          </table:table-cell>
          <table:table-cell table:formula="of:=SUM([.E801:.E825])" office:value-type="float" office:value="19250" calcext:value-type="float">
            <text:p>19250</text:p>
          </table:table-cell>
          <table:table-cell table:formula="of:=SUM([.F801:.F825])" office:value-type="float" office:value="530" calcext:value-type="float">
            <text:p>530</text:p>
          </table:table-cell>
          <table:table-cell office:value-type="float" office:value="7027" calcext:value-type="float">
            <text:p>7027</text:p>
          </table:table-cell>
          <table:table-cell office:value-type="float" office:value="151150" calcext:value-type="float">
            <text:p>151150</text:p>
          </table:table-cell>
          <table:table-cell table:formula="of:=SUM([.I801:.I825])" office:value-type="float" office:value="10062" calcext:value-type="float">
            <text:p>10062</text:p>
          </table:table-cell>
          <table:table-cell table:formula="of:=SUM([.J801:.J825])" office:value-type="float" office:value="9188" calcext:value-type="float">
            <text:p>9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91" calcext:value-type="float">
            <text:p>2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163" calcext:value-type="float">
            <text:p>16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36" calcext:value-type="float">
            <text:p>15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3" calcext:value-type="float">
            <text:p>683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91" calcext:value-type="float">
            <text:p>39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968" calcext:value-type="float">
            <text:p>968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373" calcext:value-type="float">
            <text:p>37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4300" calcext:value-type="float">
            <text:p>14300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7768" calcext:value-type="float">
            <text:p>7768</text:p>
          </table:table-cell>
          <table:table-cell office:value-type="float" office:value="6532" calcext:value-type="float">
            <text:p>65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68" calcext:value-type="float">
            <text:p>568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4" calcext:value-type="float">
            <text:p>1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3" calcext:value-type="date">
            <text:p>2020-04-23</text:p>
          </table:table-cell>
          <table:table-cell table:formula="of:=SUM([.E827:.E851])" office:value-type="float" office:value="20914" calcext:value-type="float">
            <text:p>20914</text:p>
          </table:table-cell>
          <table:table-cell table:formula="of:=SUM([.F827:.F851])" office:value-type="float" office:value="572" calcext:value-type="float">
            <text:p>572</text:p>
          </table:table-cell>
          <table:table-cell office:value-type="float" office:value="7422" calcext:value-type="float">
            <text:p>7422</text:p>
          </table:table-cell>
          <table:table-cell office:value-type="float" office:value="164324" calcext:value-type="float">
            <text:p>164324</text:p>
          </table:table-cell>
          <table:table-cell table:formula="of:=SUM([.I827:.I851])" office:value-type="float" office:value="10808" calcext:value-type="float">
            <text:p>10808</text:p>
          </table:table-cell>
          <table:table-cell table:formula="of:=SUM([.J827:.J851])" office:value-type="float" office:value="10106" calcext:value-type="float">
            <text:p>10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61" calcext:value-type="float">
            <text:p>36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11" calcext:value-type="float">
            <text:p>31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77" calcext:value-type="float">
            <text:p>7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591" calcext:value-type="float">
            <text:p>159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853" calcext:value-type="float">
            <text:p>85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4" calcext:value-type="float">
            <text:p>9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410" calcext:value-type="float">
            <text:p>41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974" calcext:value-type="float">
            <text:p>97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354" calcext:value-type="float">
            <text:p>3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4814" calcext:value-type="float">
            <text:p>14814</text:p>
          </table:table-cell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8235" calcext:value-type="float">
            <text:p>8235</text:p>
          </table:table-cell>
          <table:table-cell office:value-type="float" office:value="6579" calcext:value-type="float">
            <text:p>657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708" calcext:value-type="float">
            <text:p>70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85" calcext:value-type="float">
            <text:p>585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438" calcext:value-type="float">
            <text:p>43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34" calcext:value-type="float">
            <text:p>23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2" calcext:value-type="float">
            <text:p>16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226" calcext:value-type="float">
            <text:p>22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0" calcext:value-type="float">
            <text:p>21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4" calcext:value-type="date">
            <text:p>2020-04-24</text:p>
          </table:table-cell>
          <table:table-cell table:formula="of:=SUM([.E853:.E877])" office:value-type="float" office:value="21648" calcext:value-type="float">
            <text:p>21648</text:p>
          </table:table-cell>
          <table:table-cell table:formula="of:=SUM([.F853:.F877])" office:value-type="float" office:value="634" calcext:value-type="float">
            <text:p>634</text:p>
          </table:table-cell>
          <table:table-cell office:value-type="float" office:value="7496" calcext:value-type="float">
            <text:p>7496</text:p>
          </table:table-cell>
          <table:table-cell office:value-type="float" office:value="176701" calcext:value-type="float">
            <text:p>176701</text:p>
          </table:table-cell>
          <table:table-cell table:formula="of:=SUM([.I853:.I877])" office:value-type="float" office:value="11432" calcext:value-type="float">
            <text:p>11432</text:p>
          </table:table-cell>
          <table:table-cell table:formula="of:=SUM([.J853:.J877])" office:value-type="float" office:value="10216" calcext:value-type="float">
            <text:p>10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64" calcext:value-type="float">
            <text:p>46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64" calcext:value-type="float">
            <text:p>36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205" calcext:value-type="float">
            <text:p>20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36" calcext:value-type="float">
            <text:p>243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1698" calcext:value-type="float">
            <text:p>169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481" calcext:value-type="float">
            <text:p>48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388" calcext:value-type="float">
            <text:p>138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office:value-type="float" office:value="768" calcext:value-type="float">
            <text:p>7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6567" calcext:value-type="float">
            <text:p>16567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8600" calcext:value-type="float">
            <text:p>8600</text:p>
          </table:table-cell>
          <table:table-cell office:value-type="float" office:value="7967" calcext:value-type="float">
            <text:p>79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42" calcext:value-type="float">
            <text:p>7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1" calcext:value-type="float">
            <text:p>641</text:p>
          </table:table-cell>
          <table:table-cell office:value-type="float" office:value="101" calcext:value-type="float">
            <text:p>10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69" calcext:value-type="float">
            <text:p>669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22" calcext:value-type="float">
            <text:p>5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240" calcext:value-type="float">
            <text:p>24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8" calcext:value-type="float">
            <text:p>168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323" calcext:value-type="float">
            <text:p>3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07" calcext:value-type="float">
            <text:p>30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5" calcext:value-type="date">
            <text:p>2020-04-25</text:p>
          </table:table-cell>
          <table:table-cell table:formula="of:=SUM([.E879:.E903])" office:value-type="float" office:value="25331" calcext:value-type="float">
            <text:p>25331</text:p>
          </table:table-cell>
          <table:table-cell table:formula="of:=SUM([.F879:.F903])" office:value-type="float" office:value="700" calcext:value-type="float">
            <text:p>700</text:p>
          </table:table-cell>
          <table:table-cell office:value-type="float" office:value="7797" calcext:value-type="float">
            <text:p>7797</text:p>
          </table:table-cell>
          <table:table-cell office:value-type="float" office:value="192864" calcext:value-type="float">
            <text:p>192864</text:p>
          </table:table-cell>
          <table:table-cell table:formula="of:=SUM([.I879:.I903])" office:value-type="float" office:value="11845" calcext:value-type="float">
            <text:p>11845</text:p>
          </table:table-cell>
          <table:table-cell table:formula="of:=SUM([.J879:.J903])" office:value-type="float" office:value="13486" calcext:value-type="float">
            <text:p>13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6" calcext:value-type="float">
            <text:p>50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96" calcext:value-type="float">
            <text:p>39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97" calcext:value-type="float">
            <text:p>9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615" calcext:value-type="float">
            <text:p>2615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840" calcext:value-type="float">
            <text:p>840</text:p>
          </table:table-cell>
          <table:table-cell office:value-type="float" office:value="1775" calcext:value-type="float">
            <text:p>1775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503" calcext:value-type="float">
            <text:p>50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602" calcext:value-type="float">
            <text:p>1602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731" calcext:value-type="float">
            <text:p>731</text:p>
          </table:table-cell>
          <table:table-cell office:value-type="float" office:value="871" calcext:value-type="float">
            <text:p>87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7884" calcext:value-type="float">
            <text:p>17884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float" office:value="9067" calcext:value-type="float">
            <text:p>9067</text:p>
          </table:table-cell>
          <table:table-cell office:value-type="float" office:value="8817" calcext:value-type="float">
            <text:p>881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6" calcext:value-type="float">
            <text:p>78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87" calcext:value-type="float">
            <text:p>687</text:p>
          </table:table-cell>
          <table:table-cell office:value-type="float" office:value="99" calcext:value-type="float">
            <text:p>99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790" calcext:value-type="float">
            <text:p>79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606" calcext:value-type="float">
            <text:p>606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349" calcext:value-type="float">
            <text:p>34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6" calcext:value-type="date">
            <text:p>2020-04-26</text:p>
          </table:table-cell>
          <table:table-cell table:formula="of:=SUM([.E905:.E929])" office:value-type="float" office:value="27517" calcext:value-type="float">
            <text:p>27517</text:p>
          </table:table-cell>
          <table:table-cell table:formula="of:=SUM([.F905:.F929])" office:value-type="float" office:value="728" calcext:value-type="float">
            <text:p>728</text:p>
          </table:table-cell>
          <table:table-cell office:value-type="float" office:value="8088" calcext:value-type="float">
            <text:p>8088</text:p>
          </table:table-cell>
          <table:table-cell office:value-type="float" office:value="205230" calcext:value-type="float">
            <text:p>205230</text:p>
          </table:table-cell>
          <table:table-cell table:formula="of:=SUM([.I905:.I929])" office:value-type="float" office:value="12725" calcext:value-type="float">
            <text:p>12725</text:p>
          </table:table-cell>
          <table:table-cell table:formula="of:=SUM([.J905:.J929])" office:value-type="float" office:value="14792" calcext:value-type="float">
            <text:p>14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47" calcext:value-type="float">
            <text:p>54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343" calcext:value-type="float">
            <text:p>3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79" calcext:value-type="float">
            <text:p>47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311" calcext:value-type="float">
            <text:p>3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672" calcext:value-type="float">
            <text:p>267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870" calcext:value-type="float">
            <text:p>870</text:p>
          </table:table-cell>
          <table:table-cell office:value-type="float" office:value="1802" calcext:value-type="float">
            <text:p>18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39" calcext:value-type="float">
            <text:p>33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553" calcext:value-type="float">
            <text:p>55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75" calcext:value-type="float">
            <text:p>3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51" calcext:value-type="float">
            <text:p>1651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733" calcext:value-type="float">
            <text:p>733</text:p>
          </table:table-cell>
          <table:table-cell office:value-type="float" office:value="918" calcext:value-type="float">
            <text:p>9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8571" calcext:value-type="float">
            <text:p>1857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9393" calcext:value-type="float">
            <text:p>9393</text:p>
          </table:table-cell>
          <table:table-cell office:value-type="float" office:value="9178" calcext:value-type="float">
            <text:p>91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7" calcext:value-type="float">
            <text:p>827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816" calcext:value-type="float">
            <text:p>816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625" calcext:value-type="float">
            <text:p>6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69" calcext:value-type="float">
            <text:p>6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250" calcext:value-type="float">
            <text:p>25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74" calcext:value-type="float">
            <text:p>1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7" calcext:value-type="date">
            <text:p>2020-04-27</text:p>
          </table:table-cell>
          <table:table-cell table:style-name="ce4" office:value-type="float" office:value="370" calcext:value-type="float">
            <text:p>3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2" calcext:value-type="float">
            <text:p>35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7" calcext:value-type="date">
            <text:p>2020-04-27</text:p>
          </table:table-cell>
          <table:table-cell table:formula="of:=SUM([.E931:.E955])" office:value-type="float" office:value="28699" calcext:value-type="float">
            <text:p>28699</text:p>
          </table:table-cell>
          <table:table-cell table:formula="of:=SUM([.F931:.F955])" office:value-type="float" office:value="782" calcext:value-type="float">
            <text:p>782</text:p>
          </table:table-cell>
          <table:table-cell office:value-type="float" office:value="8425" calcext:value-type="float">
            <text:p>8425</text:p>
          </table:table-cell>
          <table:table-cell office:value-type="float" office:value="210864" calcext:value-type="float">
            <text:p>210864</text:p>
          </table:table-cell>
          <table:table-cell table:formula="of:=SUM([.I931:.I955])" office:value-type="float" office:value="13132" calcext:value-type="float">
            <text:p>13132</text:p>
          </table:table-cell>
          <table:table-cell table:formula="of:=SUM([.J931:.J955])" office:value-type="float" office:value="15567" calcext:value-type="float">
            <text:p>15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8" calcext:value-type="float">
            <text:p>108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98" calcext:value-type="float">
            <text:p>598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389" calcext:value-type="float">
            <text:p>3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64" calcext:value-type="float">
            <text:p>64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323" calcext:value-type="float">
            <text:p>3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2" calcext:value-type="float">
            <text:p>72</text:p>
          </table:table-cell>
          <table:table-cell table:style-name="ce4"/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933" calcext:value-type="float">
            <text:p>2933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26" calcext:value-type="float">
            <text:p>926</text:p>
          </table:table-cell>
          <table:table-cell office:value-type="float" office:value="2007" calcext:value-type="float">
            <text:p>200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2" calcext:value-type="float">
            <text:p>20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68" calcext:value-type="float">
            <text:p>16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331" calcext:value-type="float">
            <text:p>33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585" calcext:value-type="float">
            <text:p>58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92" calcext:value-type="float">
            <text:p>39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814" calcext:value-type="float">
            <text:p>1814</text:p>
          </table:table-cell>
          <table:table-cell table:style-name="ce4" office:value-type="float" office:value="159" calcext:value-type="float">
            <text:p>159</text:p>
          </table:table-cell>
          <table:table-cell table:number-columns-repeated="2"/>
          <table:table-cell office:value-type="float" office:value="779" calcext:value-type="float">
            <text:p>779</text:p>
          </table:table-cell>
          <table:table-cell office:value-type="float" office:value="1035" calcext:value-type="float">
            <text:p>10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0048" calcext:value-type="float">
            <text:p>20048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2"/>
          <table:table-cell office:value-type="float" office:value="9762" calcext:value-type="float">
            <text:p>9762</text:p>
          </table:table-cell>
          <table:table-cell office:value-type="float" office:value="10286" calcext:value-type="float">
            <text:p>1028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1" calcext:value-type="float">
            <text:p>881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2"/>
          <table:table-cell office:value-type="float" office:value="749" calcext:value-type="float">
            <text:p>749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7" calcext:value-type="float">
            <text:p>97</text:p>
          </table:table-cell>
          <table:table-cell table:style-name="ce4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00" calcext:value-type="float">
            <text:p>100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4" calcext:value-type="float">
            <text:p>9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0" calcext:value-type="float">
            <text:p>9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960" calcext:value-type="float">
            <text:p>960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760" calcext:value-type="float">
            <text:p>7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88" calcext:value-type="float">
            <text:p>88</text:p>
          </table:table-cell>
          <table:table-cell table:style-name="ce4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78" calcext:value-type="float">
            <text:p>17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26" calcext:value-type="float">
            <text:p>12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8" calcext:value-type="date">
            <text:p>2020-04-28</text:p>
          </table:table-cell>
          <table:table-cell table:formula="of:=SUM([.E957:.E981])" office:value-type="float" office:value="31190" calcext:value-type="float">
            <text:p>31190</text:p>
          </table:table-cell>
          <table:table-cell table:formula="of:=SUM([.F957:.F981])" office:value-type="float" office:value="854" calcext:value-type="float">
            <text:p>854</text:p>
          </table:table-cell>
          <table:table-cell office:value-type="float" office:value="9179" calcext:value-type="float">
            <text:p>9179</text:p>
          </table:table-cell>
          <table:table-cell office:value-type="float" office:value="236422" calcext:value-type="float">
            <text:p>236422</text:p>
          </table:table-cell>
          <table:table-cell table:formula="of:=SUM([.I957:.I981])" office:value-type="float" office:value="13742" calcext:value-type="float">
            <text:p>13742</text:p>
          </table:table-cell>
          <table:table-cell table:formula="of:=SUM([.J957:.J981])" office:value-type="float" office:value="17448" calcext:value-type="float">
            <text:p>17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9" calcext:value-type="float">
            <text:p>119</text:p>
          </table:table-cell>
          <table:table-cell table:style-name="ce4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30" calcext:value-type="float">
            <text:p>630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412" calcext:value-type="float">
            <text:p>41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6" calcext:value-type="float">
            <text:p>6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336" calcext:value-type="float">
            <text:p>3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0" calcext:value-type="float">
            <text:p>80</text:p>
          </table:table-cell>
          <table:table-cell table:style-name="ce4"/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101" calcext:value-type="float">
            <text:p>3101</text:p>
          </table:table-cell>
          <table:table-cell table:style-name="ce4" office:value-type="float" office:value="52" calcext:value-type="float">
            <text:p>52</text:p>
          </table:table-cell>
          <table:table-cell table:number-columns-repeated="2"/>
          <table:table-cell office:value-type="float" office:value="956" calcext:value-type="float">
            <text:p>956</text:p>
          </table:table-cell>
          <table:table-cell office:value-type="float" office:value="2145" calcext:value-type="float">
            <text:p>21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3" calcext:value-type="float">
            <text:p>20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5" calcext:value-type="float">
            <text:p>7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69" calcext:value-type="float">
            <text:p>16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56" calcext:value-type="float">
            <text:p>15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401" calcext:value-type="float">
            <text:p>401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222" calcext:value-type="float">
            <text:p>22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373" calcext:value-type="float">
            <text:p>3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23" calcext:value-type="float">
            <text:p>22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615" calcext:value-type="float">
            <text:p>615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416" calcext:value-type="float">
            <text:p>41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956" calcext:value-type="float">
            <text:p>1956</text:p>
          </table:table-cell>
          <table:table-cell table:style-name="ce4" office:value-type="float" office:value="172" calcext:value-type="float">
            <text:p>172</text:p>
          </table:table-cell>
          <table:table-cell table:number-columns-repeated="2"/>
          <table:table-cell office:value-type="float" office:value="780" calcext:value-type="float">
            <text:p>780</text:p>
          </table:table-cell>
          <table:table-cell office:value-type="float" office:value="1176" calcext:value-type="float">
            <text:p>1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1854" calcext:value-type="float">
            <text:p>21854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2"/>
          <table:table-cell office:value-type="float" office:value="10109" calcext:value-type="float">
            <text:p>10109</text:p>
          </table:table-cell>
          <table:table-cell office:value-type="float" office:value="11745" calcext:value-type="float">
            <text:p>1174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03" calcext:value-type="float">
            <text:p>100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/>
          <table:table-cell office:value-type="float" office:value="854" calcext:value-type="float">
            <text:p>854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5" calcext:value-type="float">
            <text:p>105</text:p>
          </table:table-cell>
          <table:table-cell table:style-name="ce4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11" calcext:value-type="float">
            <text:p>111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5" calcext:value-type="float">
            <text:p>9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080" calcext:value-type="float">
            <text:p>1080</text:p>
          </table:table-cell>
          <table:table-cell table:style-name="ce4" office:value-type="float" office:value="103" calcext:value-type="float">
            <text:p>103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865" calcext:value-type="float">
            <text:p>8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89" calcext:value-type="float">
            <text:p>89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290" calcext:value-type="float">
            <text:p>290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35" calcext:value-type="float">
            <text:p>43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29" calcext:value-type="date">
            <text:p>2020-04-29</text:p>
          </table:table-cell>
          <table:table-cell table:formula="of:=SUM([.E983:.E1007])" office:value-type="float" office:value="33931" calcext:value-type="float">
            <text:p>33931</text:p>
          </table:table-cell>
          <table:table-cell table:formula="of:=SUM([.F983:.F1007])" office:value-type="float" office:value="943" calcext:value-type="float">
            <text:p>943</text:p>
          </table:table-cell>
          <table:table-cell office:value-type="float" office:value="10037" calcext:value-type="float">
            <text:p>10037</text:p>
          </table:table-cell>
          <table:table-cell office:value-type="float" office:value="262331" calcext:value-type="float">
            <text:p>262331</text:p>
          </table:table-cell>
          <table:table-cell table:formula="of:=SUM([.I983:.I1007])" office:value-type="float" office:value="14384" calcext:value-type="float">
            <text:p>14384</text:p>
          </table:table-cell>
          <table:table-cell table:formula="of:=SUM([.J983:.J1007])" office:value-type="float" office:value="19547" calcext:value-type="float">
            <text:p>19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2" calcext:value-type="float">
            <text:p>1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72" calcext:value-type="float">
            <text:p>47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78" calcext:value-type="float">
            <text:p>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71" calcext:value-type="float">
            <text:p>57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369" calcext:value-type="float">
            <text:p>369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95" calcext:value-type="float">
            <text:p>9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219" calcext:value-type="float">
            <text:p>3219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975" calcext:value-type="float">
            <text:p>975</text:p>
          </table:table-cell>
          <table:table-cell office:value-type="float" office:value="2244" calcext:value-type="float">
            <text:p>224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133" calcext:value-type="float">
            <text:p>13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550" calcext:value-type="float">
            <text:p>5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342" calcext:value-type="float">
            <text:p>34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243" calcext:value-type="float">
            <text:p>24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68" calcext:value-type="float">
            <text:p>66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455" calcext:value-type="float">
            <text:p>45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176" calcext:value-type="float">
            <text:p>2176</text:p>
          </table:table-cell>
          <table:table-cell office:value-type="float" office:value="192" calcext:value-type="float">
            <text:p>192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float" office:value="1373" calcext:value-type="float">
            <text:p>137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561" calcext:value-type="float">
            <text:p>23561</text:p>
          </table:table-cell>
          <table:table-cell office:value-type="float" office:value="437" calcext:value-type="float">
            <text:p>437</text:p>
          </table:table-cell>
          <table:table-cell table:number-columns-repeated="2"/>
          <table:table-cell office:value-type="float" office:value="10401" calcext:value-type="float">
            <text:p>10401</text:p>
          </table:table-cell>
          <table:table-cell office:value-type="float" office:value="13160" calcext:value-type="float">
            <text:p>13160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2" calcext:value-type="float">
            <text:p>1202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999" calcext:value-type="float">
            <text:p>999</text:p>
          </table:table-cell>
          <table:table-cell office:value-type="float" office:value="203" calcext:value-type="float">
            <text:p>203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" calcext:value-type="float">
            <text:p>1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207" calcext:value-type="float">
            <text:p>1207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984" calcext:value-type="float">
            <text:p>98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05" calcext:value-type="float">
            <text:p>1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66" calcext:value-type="float">
            <text:p>16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310" calcext:value-type="float">
            <text:p>31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35" calcext:value-type="float">
            <text:p>235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4-30" calcext:value-type="date">
            <text:p>2020-04-30</text:p>
          </table:table-cell>
          <table:table-cell table:style-name="ce4" office:value-type="float" office:value="671" calcext:value-type="float">
            <text:p>671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76" calcext:value-type="float">
            <text:p>576</text:p>
          </table:table-cell>
          <table:table-cell table:number-columns-repeated="7"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30" calcext:value-type="date">
            <text:p>2020-04-30</text:p>
          </table:table-cell>
          <table:table-cell table:formula="of:=SUM([.E1009:.E1033])" office:value-type="float" office:value="36976" calcext:value-type="float">
            <text:p>36976</text:p>
          </table:table-cell>
          <table:table-cell table:formula="of:=SUM([.F1009:.F1033])" office:value-type="float" office:value="1051" calcext:value-type="float">
            <text:p>1051</text:p>
          </table:table-cell>
          <table:table-cell office:value-type="float" office:value="10405" calcext:value-type="float">
            <text:p>10405</text:p>
          </table:table-cell>
          <table:table-cell office:value-type="float" office:value="281276" calcext:value-type="float">
            <text:p>281276</text:p>
          </table:table-cell>
          <table:table-cell table:formula="of:=SUM([.I1009:.I1033])" office:value-type="float" office:value="14956" calcext:value-type="float">
            <text:p>14956</text:p>
          </table:table-cell>
          <table:table-cell table:formula="of:=SUM([.J1009:.J1033])" office:value-type="float" office:value="22020" calcext:value-type="float">
            <text:p>2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9" calcext:value-type="float">
            <text:p>129</text:p>
          </table:table-cell>
          <table:table-cell table:style-name="ce4"/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22" calcext:value-type="float">
            <text:p>822</text:p>
          </table:table-cell>
          <table:table-cell table:style-name="ce4" office:value-type="float" office:value="56" calcext:value-type="float">
            <text:p>5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598" calcext:value-type="float">
            <text:p>5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83" calcext:value-type="float">
            <text:p>83</text:p>
          </table:table-cell>
          <table:table-cell table:style-name="ce4"/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624" calcext:value-type="float">
            <text:p>624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4" calcext:value-type="float">
            <text:p>104</text:p>
          </table:table-cell>
          <table:table-cell table:style-name="ce4"/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1" calcext:value-type="float">
            <text:p>20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458" calcext:value-type="float">
            <text:p>3458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/>
          <table:table-cell office:value-type="float" office:value="1021" calcext:value-type="float">
            <text:p>1021</text:p>
          </table:table-cell>
          <table:table-cell office:value-type="float" office:value="2437" calcext:value-type="float">
            <text:p>243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1" calcext:value-type="float">
            <text:p>22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06" calcext:value-type="float">
            <text:p>20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364" calcext:value-type="float">
            <text:p>364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436" calcext:value-type="float">
            <text:p>436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278" calcext:value-type="float">
            <text:p>27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20" calcext:value-type="float">
            <text:p>720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497" calcext:value-type="float">
            <text:p>4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360" calcext:value-type="float">
            <text:p>2360</text:p>
          </table:table-cell>
          <table:table-cell table:style-name="ce4" office:value-type="float" office:value="194" calcext:value-type="float">
            <text:p>194</text:p>
          </table:table-cell>
          <table:table-cell table:number-columns-repeated="2"/>
          <table:table-cell office:value-type="float" office:value="831" calcext:value-type="float">
            <text:p>831</text:p>
          </table:table-cell>
          <table:table-cell office:value-type="float" office:value="1529" calcext:value-type="float">
            <text:p>152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5718" calcext:value-type="float">
            <text:p>25718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2"/>
          <table:table-cell office:value-type="float" office:value="10748" calcext:value-type="float">
            <text:p>10748</text:p>
          </table:table-cell>
          <table:table-cell office:value-type="float" office:value="14970" calcext:value-type="float">
            <text:p>1497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55" calcext:value-type="float">
            <text:p>1355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2"/>
          <table:table-cell office:value-type="float" office:value="1095" calcext:value-type="float">
            <text:p>1095</text:p>
          </table:table-cell>
          <table:table-cell office:value-type="float" office:value="260" calcext:value-type="float">
            <text:p>260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3" calcext:value-type="float">
            <text:p>123</text:p>
          </table:table-cell>
          <table:table-cell table:style-name="ce4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2" calcext:value-type="float">
            <text:p>12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97" calcext:value-type="float">
            <text:p>97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396" calcext:value-type="float">
            <text:p>1396</text:p>
          </table:table-cell>
          <table:table-cell table:style-name="ce4" office:value-type="float" office:value="119" calcext:value-type="float">
            <text:p>119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1163" calcext:value-type="float">
            <text:p>116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16" calcext:value-type="float">
            <text:p>116</text:p>
          </table:table-cell>
          <table:table-cell table:style-name="ce4"/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3" calcext:value-type="float">
            <text:p>103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48" calcext:value-type="float">
            <text:p>24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26" calcext:value-type="float">
            <text:p>12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326" calcext:value-type="float">
            <text:p>326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665" calcext:value-type="float">
            <text:p>665</text:p>
          </table:table-cell>
          <table:table-cell table:number-columns-repeated="5"/>
          <table:table-cell table:style-name="Default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1" calcext:value-type="date">
            <text:p>2020-05-01</text:p>
          </table:table-cell>
          <table:table-cell table:formula="of:=SUM([.E1035:.E1059])" office:value-type="float" office:value="40459" calcext:value-type="float">
            <text:p>40459</text:p>
          </table:table-cell>
          <table:table-cell table:formula="of:=SUM([.F1035:.F1059])" office:value-type="float" office:value="1124" calcext:value-type="float">
            <text:p>1124</text:p>
          </table:table-cell>
          <table:table-cell office:value-type="float" office:value="11129" calcext:value-type="float">
            <text:p>11129</text:p>
          </table:table-cell>
          <table:table-cell office:value-type="float" office:value="302039" calcext:value-type="float">
            <text:p>302039</text:p>
          </table:table-cell>
          <table:table-cell table:formula="of:=SUM([.I1035:.I1059])" office:value-type="float" office:value="15540" calcext:value-type="float">
            <text:p>15540</text:p>
          </table:table-cell>
          <table:table-cell table:formula="of:=SUM([.J1035:.J1059])" office:value-type="float" office:value="24919" calcext:value-type="float">
            <text:p>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3" calcext:value-type="float">
            <text:p>1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907" calcext:value-type="float">
            <text:p>9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674" calcext:value-type="float">
            <text:p>6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434" calcext:value-type="float">
            <text:p>4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7" calcext:value-type="float">
            <text:p>117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69" calcext:value-type="float">
            <text:p>16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543" calcext:value-type="float">
            <text:p>354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065" calcext:value-type="float">
            <text:p>1065</text:p>
          </table:table-cell>
          <table:table-cell office:value-type="float" office:value="2478" calcext:value-type="float">
            <text:p>24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33" calcext:value-type="float">
            <text:p>2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584" calcext:value-type="float">
            <text:p>5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366" calcext:value-type="float">
            <text:p>36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290" calcext:value-type="float">
            <text:p>2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798" calcext:value-type="float">
            <text:p>79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567" calcext:value-type="float">
            <text:p>5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548" calcext:value-type="float">
            <text:p>2548</text:p>
          </table:table-cell>
          <table:table-cell office:value-type="float" office:value="220" calcext:value-type="float">
            <text:p>220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1686" calcext:value-type="float">
            <text:p>168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908" calcext:value-type="float">
            <text:p>26908</text:p>
          </table:table-cell>
          <table:table-cell office:value-type="float" office:value="504" calcext:value-type="float">
            <text:p>504</text:p>
          </table:table-cell>
          <table:table-cell table:number-columns-repeated="2"/>
          <table:table-cell office:value-type="float" office:value="11204" calcext:value-type="float">
            <text:p>11204</text:p>
          </table:table-cell>
          <table:table-cell office:value-type="float" office:value="15704" calcext:value-type="float">
            <text:p>157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25" calcext:value-type="float">
            <text:p>142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150" calcext:value-type="float">
            <text:p>1150</text:p>
          </table:table-cell>
          <table:table-cell office:value-type="float" office:value="275" calcext:value-type="float">
            <text:p>2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1" calcext:value-type="float">
            <text:p>12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492" calcext:value-type="float">
            <text:p>1492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1254" calcext:value-type="float">
            <text:p>125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4" calcext:value-type="float">
            <text:p>12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93" calcext:value-type="float">
            <text:p>19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336" calcext:value-type="float">
            <text:p>33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262" calcext:value-type="float">
            <text:p>26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2" calcext:value-type="date">
            <text:p>2020-05-02</text:p>
          </table:table-cell>
          <table:table-cell table:style-name="ce4" office:value-type="float" office:value="826" calcext:value-type="float">
            <text:p>82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731" calcext:value-type="float">
            <text:p>73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2" calcext:value-type="date">
            <text:p>2020-05-02</text:p>
          </table:table-cell>
          <table:table-cell table:formula="of:=SUM([.E1061:.E1085])" office:value-type="float" office:value="42534" calcext:value-type="float">
            <text:p>42534</text:p>
          </table:table-cell>
          <table:table-cell table:formula="of:=SUM([.F1061:.F1085])" office:value-type="float" office:value="1200" calcext:value-type="float">
            <text:p>1200</text:p>
          </table:table-cell>
          <table:table-cell office:value-type="float" office:value="12434" calcext:value-type="float">
            <text:p>12434</text:p>
          </table:table-cell>
          <table:table-cell office:value-type="float" office:value="313070" calcext:value-type="float">
            <text:p>313070</text:p>
          </table:table-cell>
          <table:table-cell table:formula="of:=SUM([.I1061:.I1085])" office:value-type="float" office:value="16172" calcext:value-type="float">
            <text:p>16172</text:p>
          </table:table-cell>
          <table:table-cell table:formula="of:=SUM([.J1061:.J1085])" office:value-type="float" office:value="26362" calcext:value-type="float">
            <text:p>26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93" calcext:value-type="float">
            <text:p>99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749" calcext:value-type="float">
            <text:p>7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92" calcext:value-type="float">
            <text:p>69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464" calcext:value-type="float">
            <text:p>4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99" calcext:value-type="float">
            <text:p>19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893" calcext:value-type="float">
            <text:p>389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108" calcext:value-type="float">
            <text:p>1108</text:p>
          </table:table-cell>
          <table:table-cell office:value-type="float" office:value="2785" calcext:value-type="float">
            <text:p>278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8" calcext:value-type="float">
            <text:p>1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33" calcext:value-type="float">
            <text:p>23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676" calcext:value-type="float">
            <text:p>67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326" calcext:value-type="float">
            <text:p>32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879" calcext:value-type="float">
            <text:p>87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641" calcext:value-type="float">
            <text:p>6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646" calcext:value-type="float">
            <text:p>2646</text:p>
          </table:table-cell>
          <table:table-cell office:value-type="float" office:value="267" calcext:value-type="float">
            <text:p>267</text:p>
          </table:table-cell>
          <table:table-cell table:number-columns-repeated="2"/>
          <table:table-cell office:value-type="float" office:value="873" calcext:value-type="float">
            <text:p>873</text:p>
          </table:table-cell>
          <table:table-cell office:value-type="float" office:value="1773" calcext:value-type="float">
            <text:p>177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990" calcext:value-type="float">
            <text:p>28990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1580" calcext:value-type="float">
            <text:p>11580</text:p>
          </table:table-cell>
          <table:table-cell office:value-type="float" office:value="17410" calcext:value-type="float">
            <text:p>174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502" calcext:value-type="float">
            <text:p>1502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198" calcext:value-type="float">
            <text:p>1198</text:p>
          </table:table-cell>
          <table:table-cell office:value-type="float" office:value="304" calcext:value-type="float">
            <text:p>30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34" calcext:value-type="float">
            <text:p>13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618" calcext:value-type="float">
            <text:p>1618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378" calcext:value-type="float">
            <text:p>137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347" calcext:value-type="float">
            <text:p>34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72" calcext:value-type="float">
            <text:p>27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3" calcext:value-type="date">
            <text:p>2020-05-03</text:p>
          </table:table-cell>
          <table:table-cell table:style-name="ce4" office:value-type="float" office:value="913" calcext:value-type="float">
            <text:p>9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818" calcext:value-type="float">
            <text:p>8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3" calcext:value-type="date">
            <text:p>2020-05-03</text:p>
          </table:table-cell>
          <table:table-cell table:formula="of:=SUM([.E1087:.E1111])" office:value-type="float" office:value="45928" calcext:value-type="float">
            <text:p>45928</text:p>
          </table:table-cell>
          <table:table-cell table:formula="of:=SUM([.F1087:.F1111])" office:value-type="float" office:value="1286" calcext:value-type="float">
            <text:p>1286</text:p>
          </table:table-cell>
          <table:table-cell office:value-type="float" office:value="13550" calcext:value-type="float">
            <text:p>13550</text:p>
          </table:table-cell>
          <table:table-cell office:value-type="float" office:value="329168" calcext:value-type="float">
            <text:p>329168</text:p>
          </table:table-cell>
          <table:table-cell table:formula="of:=SUM([.I1087:.I1111])" office:value-type="float" office:value="16730" calcext:value-type="float">
            <text:p>16730</text:p>
          </table:table-cell>
          <table:table-cell table:formula="of:=SUM([.J1087:.J1111])" office:value-type="float" office:value="29198" calcext:value-type="float">
            <text:p>29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4" calcext:value-type="float">
            <text:p>16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14" calcext:value-type="float">
            <text:p>101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92" calcext:value-type="float">
            <text:p>69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3" calcext:value-type="float">
            <text:p>14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68" calcext:value-type="float">
            <text:p>26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979" calcext:value-type="float">
            <text:p>397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34" calcext:value-type="float">
            <text:p>23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99" calcext:value-type="float">
            <text:p>199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688" calcext:value-type="float">
            <text:p>688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65" calcext:value-type="float">
            <text:p>965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763" calcext:value-type="float">
            <text:p>276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842" calcext:value-type="float">
            <text:p>298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502" calcext:value-type="float">
            <text:p>150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21" calcext:value-type="float">
            <text:p>12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33" calcext:value-type="float">
            <text:p>13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62" calcext:value-type="float">
            <text:p>16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752" calcext:value-type="float">
            <text:p>175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2" calcext:value-type="float">
            <text:p>142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141" calcext:value-type="float">
            <text:p>141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4" calcext:value-type="date">
            <text:p>2020-05-04</text:p>
          </table:table-cell>
          <table:table-cell table:style-name="ce4" office:value-type="float" office:value="953" calcext:value-type="float">
            <text:p>953</text:p>
          </table:table-cell>
          <table:table-cell table:number-columns-repeated="10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4" calcext:value-type="date">
            <text:p>2020-05-04</text:p>
          </table:table-cell>
          <table:table-cell office:value-type="float" office:value="47372" calcext:value-type="float">
            <text:p>47372</text:p>
          </table:table-cell>
          <table:table-cell office:value-type="float" office:value="1344" calcext:value-type="float">
            <text:p>1344</text:p>
          </table:table-cell>
          <table:table-cell office:value-type="float" office:value="14427" calcext:value-type="float">
            <text:p>14427</text:p>
          </table:table-cell>
          <table:table-cell office:value-type="float" office:value="338120" calcext:value-type="float">
            <text:p>3381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4"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59" calcext:value-type="float">
            <text:p>1159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style-name="ce4" office:value-type="float" office:value="901" calcext:value-type="float">
            <text:p>9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763" calcext:value-type="float">
            <text:p>7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style-name="ce4" office:value-type="float" office:value="118" calcext:value-type="float">
            <text:p>118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4" office:value-type="float" office:value="246" calcext:value-type="float">
            <text:p>246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4245" calcext:value-type="float">
            <text:p>424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table:style-name="ce4" office:value-type="float" office:value="3090" calcext:value-type="float">
            <text:p>309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4" office:value-type="float" office:value="167" calcext:value-type="float">
            <text:p>16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4" office:value-type="float" office:value="173" calcext:value-type="float">
            <text:p>17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4" office:value-type="float" office:value="240" calcext:value-type="float">
            <text:p>24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698" calcext:value-type="float">
            <text:p>69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587" calcext:value-type="float">
            <text:p>58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62" calcext:value-type="float">
            <text:p>106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style-name="ce4" office:value-type="float" office:value="817" calcext:value-type="float">
            <text:p>81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08" calcext:value-type="float">
            <text:p>3008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6" calcext:value-type="float">
            <text:p>896</text:p>
          </table:table-cell>
          <table:table-cell table:style-name="ce4" office:value-type="float" office:value="2112" calcext:value-type="float">
            <text:p>2112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2339" calcext:value-type="float">
            <text:p>32339</text:p>
          </table:table-cell>
          <table:table-cell office:value-type="float" office:value="584" calcext:value-type="float">
            <text:p>584</text:p>
          </table:table-cell>
          <table:table-cell table:number-columns-repeated="2"/>
          <table:table-cell office:value-type="float" office:value="12294" calcext:value-type="float">
            <text:p>12294</text:p>
          </table:table-cell>
          <table:table-cell table:style-name="ce4" office:value-type="float" office:value="20045" calcext:value-type="float">
            <text:p>200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95" calcext:value-type="float">
            <text:p>1595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244" calcext:value-type="float">
            <text:p>1244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135" calcext:value-type="float">
            <text:p>13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804" calcext:value-type="float">
            <text:p>1804</text:p>
          </table:table-cell>
          <table:table-cell office:value-type="float" office:value="149" calcext:value-type="float">
            <text:p>14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style-name="ce4" office:value-type="float" office:value="1545" calcext:value-type="float">
            <text:p>1545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" office:value-type="float" office:value="131" calcext:value-type="float">
            <text:p>13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4" office:value-type="float" office:value="201" calcext:value-type="float">
            <text:p>201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378" calcext:value-type="float">
            <text:p>3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032" calcext:value-type="float">
            <text:p>10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4" office:value-type="float" office:value="907" calcext:value-type="float">
            <text:p>907</text:p>
          </table:table-cell>
          <table:table-cell table:number-columns-repeated="5"/>
          <table:table-cell table:style-name="Default"/>
          <table:table-cell table:number-columns-repeated="2"/>
          <table:table-cell table:style-name="ce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5" calcext:value-type="date">
            <text:p>2020-05-05</text:p>
          </table:table-cell>
          <table:table-cell table:formula="of:=SUM([.E1139:.E1163])" office:value-type="float" office:value="51189" calcext:value-type="float">
            <text:p>51189</text:p>
          </table:table-cell>
          <table:table-cell table:formula="of:=SUM([.F1139:.F1163])" office:value-type="float" office:value="1444" calcext:value-type="float">
            <text:p>1444</text:p>
          </table:table-cell>
          <table:table-cell office:value-type="float" office:value="15413" calcext:value-type="float">
            <text:p>15413</text:p>
          </table:table-cell>
          <table:table-cell office:value-type="float" office:value="355390" calcext:value-type="float">
            <text:p>355390</text:p>
          </table:table-cell>
          <table:table-cell table:formula="of:=SUM([.I1139:.I1163])" office:value-type="float" office:value="17714" calcext:value-type="float">
            <text:p>17714</text:p>
          </table:table-cell>
          <table:table-cell table:formula="of:=SUM([.J1139:.J1163])" office:value-type="float" office:value="33475" calcext:value-type="float">
            <text:p>33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53" calcext:value-type="float">
            <text:p>15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56" calcext:value-type="float">
            <text:p>1256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990" calcext:value-type="float">
            <text:p>99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84" calcext:value-type="float">
            <text:p>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90" calcext:value-type="float">
            <text:p>79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office:value-type="float" office:value="542" calcext:value-type="float">
            <text:p>5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76" calcext:value-type="float">
            <text:p>176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105" calcext:value-type="float">
            <text:p>10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218" calcext:value-type="float">
            <text:p>21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04" calcext:value-type="float">
            <text:p>4404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237" calcext:value-type="float">
            <text:p>1237</text:p>
          </table:table-cell>
          <table:table-cell office:value-type="float" office:value="3167" calcext:value-type="float">
            <text:p>31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8" calcext:value-type="float">
            <text:p>25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175" calcext:value-type="float">
            <text:p>17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259" calcext:value-type="float">
            <text:p>2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4" calcext:value-type="float">
            <text:p>2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708" calcext:value-type="float">
            <text:p>70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443" calcext:value-type="float">
            <text:p>4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444" calcext:value-type="float">
            <text:p>44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119" calcext:value-type="float">
            <text:p>1119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850" calcext:value-type="float">
            <text:p>85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27" calcext:value-type="float">
            <text:p>3127</text:p>
          </table:table-cell>
          <table:table-cell office:value-type="float" office:value="299" calcext:value-type="float">
            <text:p>299</text:p>
          </table:table-cell>
          <table:table-cell table:number-columns-repeated="2"/>
          <table:table-cell office:value-type="float" office:value="897" calcext:value-type="float">
            <text:p>897</text:p>
          </table:table-cell>
          <table:table-cell office:value-type="float" office:value="2230" calcext:value-type="float">
            <text:p>22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5299" calcext:value-type="float">
            <text:p>35299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12935" calcext:value-type="float">
            <text:p>12935</text:p>
          </table:table-cell>
          <table:table-cell office:value-type="float" office:value="22364" calcext:value-type="float">
            <text:p>2236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59" calcext:value-type="float">
            <text:p>1559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211" calcext:value-type="float">
            <text:p>1211</text:p>
          </table:table-cell>
          <table:table-cell office:value-type="float" office:value="348" calcext:value-type="float">
            <text:p>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24" calcext:value-type="float">
            <text:p>12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914" calcext:value-type="float">
            <text:p>1914</text:p>
          </table:table-cell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office:value-type="float" office:value="1643" calcext:value-type="float">
            <text:p>164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36" calcext:value-type="float">
            <text:p>13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02" calcext:value-type="float">
            <text:p>20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443" calcext:value-type="float">
            <text:p>44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68" calcext:value-type="float">
            <text:p>36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6" calcext:value-type="date">
            <text:p>2020-05-06</text:p>
          </table:table-cell>
          <table:table-cell table:style-name="ce4" office:value-type="float" office:value="1076" calcext:value-type="float">
            <text:p>107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949" calcext:value-type="float">
            <text:p>94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6" calcext:value-type="date">
            <text:p>2020-05-06</text:p>
          </table:table-cell>
          <table:table-cell table:formula="of:=SUM([.E1165:.E1189])" office:value-type="float" office:value="54817" calcext:value-type="float">
            <text:p>54817</text:p>
          </table:table-cell>
          <table:table-cell table:formula="of:=SUM([.F1165:.F1189])" office:value-type="float" office:value="1533" calcext:value-type="float">
            <text:p>1533</text:p>
          </table:table-cell>
          <table:table-cell office:value-type="float" office:value="17527" calcext:value-type="float">
            <text:p>17527</text:p>
          </table:table-cell>
          <table:table-cell office:value-type="float" office:value="374641" calcext:value-type="float">
            <text:p>374641</text:p>
          </table:table-cell>
          <table:table-cell table:formula="of:=SUM([.I1165:.I1189])" office:value-type="float" office:value="18504" calcext:value-type="float">
            <text:p>18504</text:p>
          </table:table-cell>
          <table:table-cell table:formula="of:=SUM([.J1165:.J1189])" office:value-type="float" office:value="36313" calcext:value-type="float">
            <text:p>36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07" calcext:value-type="float">
            <text:p>1307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float" office:value="1032" calcext:value-type="float">
            <text:p>10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558" calcext:value-type="float">
            <text:p>5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89" calcext:value-type="float">
            <text:p>189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232" calcext:value-type="float">
            <text:p>23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678" calcext:value-type="float">
            <text:p>467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348" calcext:value-type="float">
            <text:p>33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95" calcext:value-type="float">
            <text:p>19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93" calcext:value-type="float">
            <text:p>29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77" calcext:value-type="float">
            <text:p>27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584" calcext:value-type="float">
            <text:p>584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60" calcext:value-type="float">
            <text:p>46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206" calcext:value-type="float">
            <text:p>120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office:value-type="float" office:value="925" calcext:value-type="float">
            <text:p>92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268" calcext:value-type="float">
            <text:p>3268</text:p>
          </table:table-cell>
          <table:table-cell office:value-type="float" office:value="318" calcext:value-type="float">
            <text:p>318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365" calcext:value-type="float">
            <text:p>236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7606" calcext:value-type="float">
            <text:p>37606</text:p>
          </table:table-cell>
          <table:table-cell office:value-type="float" office:value="636" calcext:value-type="float">
            <text:p>636</text:p>
          </table:table-cell>
          <table:table-cell table:number-columns-repeated="2"/>
          <table:table-cell office:value-type="float" office:value="13639" calcext:value-type="float">
            <text:p>13639</text:p>
          </table:table-cell>
          <table:table-cell office:value-type="float" office:value="23967" calcext:value-type="float">
            <text:p>2396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6" calcext:value-type="float">
            <text:p>1666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08" calcext:value-type="float">
            <text:p>1308</text:p>
          </table:table-cell>
          <table:table-cell office:value-type="float" office:value="358" calcext:value-type="float">
            <text:p>35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5" calcext:value-type="float">
            <text:p>15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2214" calcext:value-type="float">
            <text:p>2214</text:p>
          </table:table-cell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office:value-type="float" office:value="1930" calcext:value-type="float">
            <text:p>1930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12" calcext:value-type="float">
            <text:p>212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451" calcext:value-type="float">
            <text:p>45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76" calcext:value-type="float">
            <text:p>376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7" calcext:value-type="date">
            <text:p>2020-05-07</text:p>
          </table:table-cell>
          <table:table-cell table:style-name="ce4" office:value-type="float" office:value="1169" calcext:value-type="float">
            <text:p>1169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13" calcext:value-type="float">
            <text:p>1013</text:p>
          </table:table-cell>
          <table:table-cell table:number-columns-repeated="5"/>
          <table:table-cell table:style-name="Default"/>
          <table:table-cell/>
          <table:table-cell table:style-name="ce2"/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7" calcext:value-type="date">
            <text:p>2020-05-07</text:p>
          </table:table-cell>
          <table:table-cell table:formula="of:=SUM([.E1191:.E1215])" office:value-type="float" office:value="58526" calcext:value-type="float">
            <text:p>58526</text:p>
          </table:table-cell>
          <table:table-cell table:formula="of:=SUM([.F1191:.F1215])" office:value-type="float" office:value="1627" calcext:value-type="float">
            <text:p>1627</text:p>
          </table:table-cell>
          <table:table-cell office:value-type="float" office:value="18388" calcext:value-type="float">
            <text:p>18388</text:p>
          </table:table-cell>
          <table:table-cell office:value-type="float" office:value="389494" calcext:value-type="float">
            <text:p>389494</text:p>
          </table:table-cell>
          <table:table-cell table:formula="of:=SUM([.I1191:.I1215])" office:value-type="float" office:value="19508" calcext:value-type="float">
            <text:p>19508</text:p>
          </table:table-cell>
          <table:table-cell table:formula="of:=SUM([.J1191:.J1215])" office:value-type="float" office:value="39018" calcext:value-type="float">
            <text:p>39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7" calcext:value-type="float">
            <text:p>20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office:value-type="float" office:value="1104" calcext:value-type="float">
            <text:p>1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54" calcext:value-type="float">
            <text:p>85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592" calcext:value-type="float">
            <text:p>5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03" calcext:value-type="float">
            <text:p>203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968" calcext:value-type="float">
            <text:p>4968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35" calcext:value-type="float">
            <text:p>1435</text:p>
          </table:table-cell>
          <table:table-cell office:value-type="float" office:value="3533" calcext:value-type="float">
            <text:p>3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23" calcext:value-type="float">
            <text:p>32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05" calcext:value-type="float">
            <text:p>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884" calcext:value-type="float">
            <text:p>88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office:value-type="float" office:value="595" calcext:value-type="float">
            <text:p>5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689" calcext:value-type="float">
            <text:p>68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75" calcext:value-type="float">
            <text:p>1275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float" office:value="988" calcext:value-type="float">
            <text:p>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479" calcext:value-type="float">
            <text:p>3479</text:p>
          </table:table-cell>
          <table:table-cell office:value-type="float" office:value="347" calcext:value-type="float">
            <text:p>347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576" calcext:value-type="float">
            <text:p>25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837" calcext:value-type="float">
            <text:p>39837</text:p>
          </table:table-cell>
          <table:table-cell office:value-type="float" office:value="653" calcext:value-type="float">
            <text:p>653</text:p>
          </table:table-cell>
          <table:table-cell table:number-columns-repeated="2"/>
          <table:table-cell office:value-type="float" office:value="14224" calcext:value-type="float">
            <text:p>14224</text:p>
          </table:table-cell>
          <table:table-cell office:value-type="float" office:value="25613" calcext:value-type="float">
            <text:p>256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704" calcext:value-type="float">
            <text:p>1704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30" calcext:value-type="float">
            <text:p>1330</text:p>
          </table:table-cell>
          <table:table-cell office:value-type="float" office:value="374" calcext:value-type="float">
            <text:p>3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0" calcext:value-type="float">
            <text:p>16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3" calcext:value-type="float">
            <text:p>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2258" calcext:value-type="float">
            <text:p>2258</text:p>
          </table:table-cell>
          <table:table-cell office:value-type="float" office:value="233" calcext:value-type="float">
            <text:p>233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1946" calcext:value-type="float">
            <text:p>1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253" calcext:value-type="float">
            <text:p>2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8" calcext:value-type="date">
            <text:p>2020-05-08</text:p>
          </table:table-cell>
          <table:table-cell table:style-name="ce4" office:value-type="float" office:value="1208" calcext:value-type="float">
            <text:p>1208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52" calcext:value-type="float">
            <text:p>10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8" calcext:value-type="date">
            <text:p>2020-05-08</text:p>
          </table:table-cell>
          <table:table-cell table:formula="of:=SUM([.E1217:.E1241])" office:value-type="float" office:value="61847" calcext:value-type="float">
            <text:p>61847</text:p>
          </table:table-cell>
          <table:table-cell table:formula="of:=SUM([.F1217:.F1241])" office:value-type="float" office:value="1714" calcext:value-type="float">
            <text:p>1714</text:p>
          </table:table-cell>
          <table:table-cell office:value-type="float" office:value="19012" calcext:value-type="float">
            <text:p>19012</text:p>
          </table:table-cell>
          <table:table-cell office:value-type="float" office:value="411343" calcext:value-type="float">
            <text:p>411343</text:p>
          </table:table-cell>
          <table:table-cell table:formula="of:=SUM([.I1217:.I1241])" office:value-type="float" office:value="20329" calcext:value-type="float">
            <text:p>20329</text:p>
          </table:table-cell>
          <table:table-cell table:formula="of:=SUM([.J1217:.J1241])" office:value-type="float" office:value="41518" calcext:value-type="float">
            <text:p>415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1" calcext:value-type="float">
            <text:p>22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472" calcext:value-type="float">
            <text:p>1472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79" calcext:value-type="float">
            <text:p>11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51" calcext:value-type="float">
            <text:p>35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62" calcext:value-type="float">
            <text:p>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5217" calcext:value-type="float">
            <text:p>5217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477" calcext:value-type="float">
            <text:p>1477</text:p>
          </table:table-cell>
          <table:table-cell office:value-type="float" office:value="3740" calcext:value-type="float">
            <text:p>37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6" calcext:value-type="float">
            <text:p>3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7" calcext:value-type="float">
            <text:p>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31" calcext:value-type="float">
            <text:p>33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3" calcext:value-type="float">
            <text:p>3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930" calcext:value-type="float">
            <text:p>93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24" calcext:value-type="float">
            <text:p>6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764" calcext:value-type="float">
            <text:p>76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567" calcext:value-type="float">
            <text:p>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394" calcext:value-type="float">
            <text:p>139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office:value-type="float" office:value="1101" calcext:value-type="float">
            <text:p>11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3628" calcext:value-type="float">
            <text:p>3628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25" calcext:value-type="float">
            <text:p>27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1844" calcext:value-type="float">
            <text:p>41844</text:p>
          </table:table-cell>
          <table:table-cell office:value-type="float" office:value="662" calcext:value-type="float">
            <text:p>662</text:p>
          </table:table-cell>
          <table:table-cell table:number-columns-repeated="2"/>
          <table:table-cell office:value-type="float" office:value="14608" calcext:value-type="float">
            <text:p>14608</text:p>
          </table:table-cell>
          <table:table-cell office:value-type="float" office:value="27236" calcext:value-type="float">
            <text:p>27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35" calcext:value-type="float">
            <text:p>173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346" calcext:value-type="float">
            <text:p>1346</text:p>
          </table:table-cell>
          <table:table-cell office:value-type="float" office:value="389" calcext:value-type="float">
            <text:p>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6" calcext:value-type="float">
            <text:p>1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6" calcext:value-type="float">
            <text:p>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38" calcext:value-type="float">
            <text:p>1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2388" calcext:value-type="float">
            <text:p>2388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float" office:value="2073" calcext:value-type="float">
            <text:p>20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5" calcext:value-type="float">
            <text:p>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285" calcext:value-type="float">
            <text:p>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478" calcext:value-type="float">
            <text:p>47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255" calcext:value-type="float">
            <text:p>1255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099" calcext:value-type="float">
            <text:p>1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09" calcext:value-type="date">
            <text:p>2020-05-09</text:p>
          </table:table-cell>
          <table:table-cell table:formula="of:=SUM([.E1243:.E1267])" office:value-type="float" office:value="65015" calcext:value-type="float">
            <text:p>65015</text:p>
          </table:table-cell>
          <table:table-cell table:formula="of:=SUM([.F1243:.F1267])" office:value-type="float" office:value="1814" calcext:value-type="float">
            <text:p>1814</text:p>
          </table:table-cell>
          <table:table-cell office:value-type="float" office:value="20246" calcext:value-type="float">
            <text:p>20246</text:p>
          </table:table-cell>
          <table:table-cell office:value-type="float" office:value="429235" calcext:value-type="float">
            <text:p>429235</text:p>
          </table:table-cell>
          <table:table-cell table:formula="of:=SUM([.I1243:.I1267])" office:value-type="float" office:value="20834" calcext:value-type="float">
            <text:p>20834</text:p>
          </table:table-cell>
          <table:table-cell table:formula="of:=SUM([.J1243:.J1267])" office:value-type="float" office:value="44181" calcext:value-type="float">
            <text:p>44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37" calcext:value-type="float">
            <text:p>23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07" calcext:value-type="float">
            <text:p>1507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office:value-type="float" office:value="1198" calcext:value-type="float">
            <text:p>1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office:value-type="float" office:value="149" calcext:value-type="float">
            <text:p>1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5360" calcext:value-type="float">
            <text:p>536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65" calcext:value-type="float">
            <text:p>1565</text:p>
          </table:table-cell>
          <table:table-cell office:value-type="float" office:value="3795" calcext:value-type="float">
            <text:p>37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18" calcext:value-type="float">
            <text:p>3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33" calcext:value-type="float">
            <text:p>33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003" calcext:value-type="float">
            <text:p>1003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697" calcext:value-type="float">
            <text:p>6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798" calcext:value-type="float">
            <text:p>79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597" calcext:value-type="float">
            <text:p>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449" calcext:value-type="float">
            <text:p>144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office:value-type="float" office:value="1148" calcext:value-type="float">
            <text:p>1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3655" calcext:value-type="float">
            <text:p>3655</text:p>
          </table:table-cell>
          <table:table-cell office:value-type="float" office:value="376" calcext:value-type="float">
            <text:p>376</text:p>
          </table:table-cell>
          <table:table-cell table:number-columns-repeated="2"/>
          <table:table-cell office:value-type="float" office:value="903" calcext:value-type="float">
            <text:p>903</text:p>
          </table:table-cell>
          <table:table-cell office:value-type="float" office:value="2752" calcext:value-type="float">
            <text:p>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3284" calcext:value-type="float">
            <text:p>43284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14884" calcext:value-type="float">
            <text:p>14884</text:p>
          </table:table-cell>
          <table:table-cell office:value-type="float" office:value="28400" calcext:value-type="float">
            <text:p>284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0" calcext:value-type="float">
            <text:p>178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367" calcext:value-type="float">
            <text:p>1367</text:p>
          </table:table-cell>
          <table:table-cell office:value-type="float" office:value="413" calcext:value-type="float">
            <text:p>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2425" calcext:value-type="float">
            <text:p>2425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2106" calcext:value-type="float">
            <text:p>21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2" calcext:value-type="float">
            <text:p>3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486" calcext:value-type="float">
            <text:p>48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329" calcext:value-type="float">
            <text:p>1329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173" calcext:value-type="float">
            <text:p>1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0" calcext:value-type="date">
            <text:p>2020-05-10</text:p>
          </table:table-cell>
          <table:table-cell table:formula="of:=SUM([.E1269:.E1293])" office:value-type="float" office:value="67307" calcext:value-type="float">
            <text:p>67307</text:p>
          </table:table-cell>
          <table:table-cell table:formula="of:=SUM([.F1269:.F1293])" office:value-type="float" office:value="1889" calcext:value-type="float">
            <text:p>1889</text:p>
          </table:table-cell>
          <table:table-cell office:value-type="float" office:value="21349" calcext:value-type="float">
            <text:p>21349</text:p>
          </table:table-cell>
          <table:table-cell office:value-type="float" office:value="437623" calcext:value-type="float">
            <text:p>437623</text:p>
          </table:table-cell>
          <table:table-cell table:formula="of:=SUM([.I1269:.I1293])" office:value-type="float" office:value="21310" calcext:value-type="float">
            <text:p>21310</text:p>
          </table:table-cell>
          <table:table-cell table:formula="of:=SUM([.J1269:.J1293])" office:value-type="float" office:value="45997" calcext:value-type="float">
            <text:p>459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2" calcext:value-type="float">
            <text:p>24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03" calcext:value-type="float">
            <text:p>2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21" calcext:value-type="float">
            <text:p>1521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float" office:value="1211" calcext:value-type="float">
            <text:p>1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61" calcext:value-type="float">
            <text:p>106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office:value-type="float" office:value="766" calcext:value-type="float">
            <text:p>7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273" calcext:value-type="float">
            <text:p>2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5400" calcext:value-type="float">
            <text:p>540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81" calcext:value-type="float">
            <text:p>1581</text:p>
          </table:table-cell>
          <table:table-cell office:value-type="float" office:value="3819" calcext:value-type="float">
            <text:p>38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10" calcext:value-type="float">
            <text:p>4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19" calcext:value-type="float">
            <text:p>3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35" calcext:value-type="float">
            <text:p>33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019" calcext:value-type="float">
            <text:p>1019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office:value-type="float" office:value="706" calcext:value-type="float">
            <text:p>7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839" calcext:value-type="float">
            <text:p>83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38" calcext:value-type="float">
            <text:p>6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470" calcext:value-type="float">
            <text:p>147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float" office:value="1153" calcext:value-type="float">
            <text:p>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3748" calcext:value-type="float">
            <text:p>3748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23" calcext:value-type="float">
            <text:p>923</text:p>
          </table:table-cell>
          <table:table-cell office:value-type="float" office:value="2825" calcext:value-type="float">
            <text:p>28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4333" calcext:value-type="float">
            <text:p>44333</text:p>
          </table:table-cell>
          <table:table-cell office:value-type="float" office:value="689" calcext:value-type="float">
            <text:p>689</text:p>
          </table:table-cell>
          <table:table-cell table:number-columns-repeated="2"/>
          <table:table-cell office:value-type="float" office:value="15466" calcext:value-type="float">
            <text:p>15466</text:p>
          </table:table-cell>
          <table:table-cell office:value-type="float" office:value="28867" calcext:value-type="float">
            <text:p>28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834" calcext:value-type="float">
            <text:p>1834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1416" calcext:value-type="float">
            <text:p>1416</text:p>
          </table:table-cell>
          <table:table-cell office:value-type="float" office:value="418" calcext:value-type="float">
            <text:p>4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2483" calcext:value-type="float">
            <text:p>2483</text:p>
          </table:table-cell>
          <table:table-cell office:value-type="float" office:value="265" calcext:value-type="float">
            <text:p>265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float" office:value="2155" calcext:value-type="float">
            <text:p>21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73" calcext:value-type="float">
            <text:p>47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09" calcext:value-type="float">
            <text:p>3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496" calcext:value-type="float">
            <text:p>496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21" calcext:value-type="float">
            <text:p>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392" calcext:value-type="float">
            <text:p>1392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36" calcext:value-type="float">
            <text:p>12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1" calcext:value-type="date">
            <text:p>2020-05-11</text:p>
          </table:table-cell>
          <table:table-cell table:formula="of:=SUM([.E1295:.E1319])" office:value-type="float" office:value="68822" calcext:value-type="float">
            <text:p>68822</text:p>
          </table:table-cell>
          <table:table-cell table:formula="of:=SUM([.F1295:.F1319])" office:value-type="float" office:value="1961" calcext:value-type="float">
            <text:p>1961</text:p>
          </table:table-cell>
          <table:table-cell office:value-type="float" office:value="22406" calcext:value-type="float">
            <text:p>22406</text:p>
          </table:table-cell>
          <table:table-cell office:value-type="float" office:value="444047" calcext:value-type="float">
            <text:p>444047</text:p>
          </table:table-cell>
          <table:table-cell table:formula="of:=SUM([.I1295:.I1319])" office:value-type="float" office:value="22036" calcext:value-type="float">
            <text:p>22036</text:p>
          </table:table-cell>
          <table:table-cell table:formula="of:=SUM([.J1295:.J1319])" office:value-type="float" office:value="46786" calcext:value-type="float">
            <text:p>46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49" calcext:value-type="float">
            <text:p>24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53" calcext:value-type="float">
            <text:p>1553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208" calcext:value-type="float">
            <text:p>120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office:value-type="float" office:value="905" calcext:value-type="float">
            <text:p>9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75" calcext:value-type="float">
            <text:p>37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278" calcext:value-type="float">
            <text:p>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584" calcext:value-type="float">
            <text:p>5584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1596" calcext:value-type="float">
            <text:p>1596</text:p>
          </table:table-cell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51" calcext:value-type="float">
            <text:p>3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23" calcext:value-type="float">
            <text:p>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132" calcext:value-type="float">
            <text:p>11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811" calcext:value-type="float">
            <text:p>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855" calcext:value-type="float">
            <text:p>85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54" calcext:value-type="float">
            <text:p>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66" calcext:value-type="float">
            <text:p>156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office:value-type="float" office:value="1234" calcext:value-type="float">
            <text:p>1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3856" calcext:value-type="float">
            <text:p>3856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937" calcext:value-type="float">
            <text:p>937</text:p>
          </table:table-cell>
          <table:table-cell office:value-type="float" office:value="2919" calcext:value-type="float">
            <text:p>2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6507" calcext:value-type="float">
            <text:p>46507</text:p>
          </table:table-cell>
          <table:table-cell office:value-type="float" office:value="725" calcext:value-type="float">
            <text:p>725</text:p>
          </table:table-cell>
          <table:table-cell table:number-columns-repeated="2"/>
          <table:table-cell office:value-type="float" office:value="16020" calcext:value-type="float">
            <text:p>16020</text:p>
          </table:table-cell>
          <table:table-cell office:value-type="float" office:value="30487" calcext:value-type="float">
            <text:p>304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933" calcext:value-type="float">
            <text:p>1933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1472" calcext:value-type="float">
            <text:p>1472</text:p>
          </table:table-cell>
          <table:table-cell office:value-type="float" office:value="461" calcext:value-type="float">
            <text:p>4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29" calcext:value-type="float">
            <text:p>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2598" calcext:value-type="float">
            <text:p>2598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2258" calcext:value-type="float">
            <text:p>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68" calcext:value-type="float">
            <text:p>1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25" calcext:value-type="float">
            <text:p>3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507" calcext:value-type="float">
            <text:p>507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437" calcext:value-type="float">
            <text:p>143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281" calcext:value-type="float">
            <text:p>12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2" calcext:value-type="date">
            <text:p>2020-05-12</text:p>
          </table:table-cell>
          <table:table-cell table:formula="of:=SUM([.E1321:.E1345])" office:value-type="float" office:value="72059" calcext:value-type="float">
            <text:p>72059</text:p>
          </table:table-cell>
          <table:table-cell table:formula="of:=SUM([.F1321:.F1345])" office:value-type="float" office:value="2057" calcext:value-type="float">
            <text:p>2057</text:p>
          </table:table-cell>
          <table:table-cell office:value-type="float" office:value="23324" calcext:value-type="float">
            <text:p>23324</text:p>
          </table:table-cell>
          <table:table-cell office:value-type="float" office:value="460110" calcext:value-type="float">
            <text:p>460110</text:p>
          </table:table-cell>
          <table:table-cell table:formula="of:=SUM([.I1321:.I1345])" office:value-type="float" office:value="22735" calcext:value-type="float">
            <text:p>22735</text:p>
          </table:table-cell>
          <table:table-cell table:formula="of:=SUM([.J1321:.J1345])" office:value-type="float" office:value="49324" calcext:value-type="float">
            <text:p>493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59" calcext:value-type="float">
            <text:p>25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0" calcext:value-type="float">
            <text:p>1620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271" calcext:value-type="float">
            <text:p>1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301" calcext:value-type="float">
            <text:p>130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983" calcext:value-type="float">
            <text:p>9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84" calcext:value-type="float">
            <text:p>2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851" calcext:value-type="float">
            <text:p>5851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float" office:value="1666" calcext:value-type="float">
            <text:p>1666</text:p>
          </table:table-cell>
          <table:table-cell office:value-type="float" office:value="4185" calcext:value-type="float">
            <text:p>41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404" calcext:value-type="float">
            <text:p>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59" calcext:value-type="float">
            <text:p>35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232" calcext:value-type="float">
            <text:p>1232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881" calcext:value-type="float">
            <text:p>8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689" calcext:value-type="float">
            <text:p>6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23" calcext:value-type="float">
            <text:p>1623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office:value-type="float" office:value="1270" calcext:value-type="float">
            <text:p>12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3950" calcext:value-type="float">
            <text:p>3950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38" calcext:value-type="float">
            <text:p>938</text:p>
          </table:table-cell>
          <table:table-cell office:value-type="float" office:value="3012" calcext:value-type="float">
            <text:p>3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49605" calcext:value-type="float">
            <text:p>49605</text:p>
          </table:table-cell>
          <table:table-cell office:value-type="float" office:value="791" calcext:value-type="float">
            <text:p>791</text:p>
          </table:table-cell>
          <table:table-cell table:number-columns-repeated="2"/>
          <table:table-cell office:value-type="float" office:value="16853" calcext:value-type="float">
            <text:p>16853</text:p>
          </table:table-cell>
          <table:table-cell office:value-type="float" office:value="32752" calcext:value-type="float">
            <text:p>32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037" calcext:value-type="float">
            <text:p>2037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515" calcext:value-type="float">
            <text:p>1515</text:p>
          </table:table-cell>
          <table:table-cell office:value-type="float" office:value="522" calcext:value-type="float">
            <text:p>5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2693" calcext:value-type="float">
            <text:p>2693</text:p>
          </table:table-cell>
          <table:table-cell office:value-type="float" office:value="294" calcext:value-type="float">
            <text:p>294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office:value-type="float" office:value="2346" calcext:value-type="float">
            <text:p>23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05" calcext:value-type="float">
            <text:p>50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41" calcext:value-type="float">
            <text:p>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7" calcext:value-type="float">
            <text:p>1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539" calcext:value-type="float">
            <text:p>539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64" calcext:value-type="float">
            <text:p>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486" calcext:value-type="float">
            <text:p>1486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30" calcext:value-type="float">
            <text:p>13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3" calcext:value-type="date">
            <text:p>2020-05-13</text:p>
          </table:table-cell>
          <table:table-cell table:formula="of:=SUM([.E1347:.E1371])" office:value-type="float" office:value="76306" calcext:value-type="float">
            <text:p>76306</text:p>
          </table:table-cell>
          <table:table-cell table:formula="of:=SUM([.F1347:.F1371])" office:value-type="float" office:value="2169" calcext:value-type="float">
            <text:p>2169</text:p>
          </table:table-cell>
          <table:table-cell office:value-type="float" office:value="24324" calcext:value-type="float">
            <text:p>24324</text:p>
          </table:table-cell>
          <table:table-cell office:value-type="float" office:value="477196" calcext:value-type="float">
            <text:p>477196</text:p>
          </table:table-cell>
          <table:table-cell table:formula="of:=SUM([.I1347:.I1371])" office:value-type="float" office:value="23812" calcext:value-type="float">
            <text:p>23812</text:p>
          </table:table-cell>
          <table:table-cell table:formula="of:=SUM([.J1347:.J1371])" office:value-type="float" office:value="52494" calcext:value-type="float">
            <text:p>52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69" calcext:value-type="float">
            <text:p>26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27" calcext:value-type="float">
            <text:p>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98" calcext:value-type="float">
            <text:p>1698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office:value-type="float" office:value="1349" calcext:value-type="float">
            <text:p>13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93" calcext:value-type="float">
            <text:p>139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float" office:value="1064" calcext:value-type="float">
            <text:p>1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6199" calcext:value-type="float">
            <text:p>6199</text:p>
          </table:table-cell>
          <table:table-cell office:value-type="float" office:value="143" calcext:value-type="float">
            <text:p>143</text:p>
          </table:table-cell>
          <table:table-cell table:number-columns-repeated="2"/>
          <table:table-cell office:value-type="float" office:value="1767" calcext:value-type="float">
            <text:p>1767</text:p>
          </table:table-cell>
          <table:table-cell office:value-type="float" office:value="4432" calcext:value-type="float">
            <text:p>4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429" calcext:value-type="float">
            <text:p>4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84" calcext:value-type="float">
            <text:p>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375" calcext:value-type="float">
            <text:p>37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57" calcext:value-type="float">
            <text:p>3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269" calcext:value-type="float">
            <text:p>1269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office:value-type="float" office:value="911" calcext:value-type="float">
            <text:p>9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954" calcext:value-type="float">
            <text:p>95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742" calcext:value-type="float">
            <text:p>7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11" calcext:value-type="float">
            <text:p>171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float" office:value="1354" calcext:value-type="float">
            <text:p>1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4147" calcext:value-type="float">
            <text:p>4147</text:p>
          </table:table-cell>
          <table:table-cell office:value-type="float" office:value="417" calcext:value-type="float">
            <text:p>417</text:p>
          </table:table-cell>
          <table:table-cell table:number-columns-repeated="2"/>
          <table:table-cell office:value-type="float" office:value="963" calcext:value-type="float">
            <text:p>963</text:p>
          </table:table-cell>
          <table:table-cell office:value-type="float" office:value="3184" calcext:value-type="float">
            <text:p>31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2545" calcext:value-type="float">
            <text:p>52545</text:p>
          </table:table-cell>
          <table:table-cell office:value-type="float" office:value="817" calcext:value-type="float">
            <text:p>817</text:p>
          </table:table-cell>
          <table:table-cell table:number-columns-repeated="2"/>
          <table:table-cell office:value-type="float" office:value="17502" calcext:value-type="float">
            <text:p>17502</text:p>
          </table:table-cell>
          <table:table-cell office:value-type="float" office:value="35043" calcext:value-type="float">
            <text:p>350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107" calcext:value-type="float">
            <text:p>2107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547" calcext:value-type="float">
            <text:p>1547</text:p>
          </table:table-cell>
          <table:table-cell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5" calcext:value-type="float">
            <text:p>1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2830" calcext:value-type="float">
            <text:p>283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office:value-type="float" office:value="2474" calcext:value-type="float">
            <text:p>24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77" calcext:value-type="float">
            <text:p>1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49" calcext:value-type="float">
            <text:p>54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385" calcext:value-type="float">
            <text:p>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557" calcext:value-type="float">
            <text:p>557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482" calcext:value-type="float">
            <text:p>4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542" calcext:value-type="float">
            <text:p>154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386" calcext:value-type="float">
            <text:p>13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4" calcext:value-type="date">
            <text:p>2020-05-14</text:p>
          </table:table-cell>
          <table:table-cell table:formula="of:=SUM([.E1373:.E1397])" office:value-type="float" office:value="80604" calcext:value-type="float">
            <text:p>80604</text:p>
          </table:table-cell>
          <table:table-cell table:formula="of:=SUM([.F1373:.F1397])" office:value-type="float" office:value="2267" calcext:value-type="float">
            <text:p>2267</text:p>
          </table:table-cell>
          <table:table-cell office:value-type="float" office:value="25151" calcext:value-type="float">
            <text:p>25151</text:p>
          </table:table-cell>
          <table:table-cell office:value-type="float" office:value="506688" calcext:value-type="float">
            <text:p>506688</text:p>
          </table:table-cell>
          <table:table-cell table:formula="of:=SUM([.I1373:.I1397])" office:value-type="float" office:value="24671" calcext:value-type="float">
            <text:p>24671</text:p>
          </table:table-cell>
          <table:table-cell table:formula="of:=SUM([.J1373:.J1397])" office:value-type="float" office:value="55933" calcext:value-type="float">
            <text:p>55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mazona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26" calcext:value-type="float">
            <text:p>2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779" calcext:value-type="float">
            <text:p>1779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1404" calcext:value-type="float">
            <text:p>1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558" calcext:value-type="float">
            <text:p>155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office:value-type="float" office:value="1218" calcext:value-type="float">
            <text:p>12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96" calcext:value-type="float">
            <text:p>2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422" calcext:value-type="float">
            <text:p>6422</text:p>
          </table:table-cell>
          <table:table-cell office:value-type="float" office:value="156" calcext:value-type="float">
            <text:p>156</text:p>
          </table:table-cell>
          <table:table-cell table:number-columns-repeated="2"/>
          <table:table-cell office:value-type="float" office:value="1787" calcext:value-type="float">
            <text:p>1787</text:p>
          </table:table-cell>
          <table:table-cell office:value-type="float" office:value="4635" calcext:value-type="float">
            <text:p>46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509" calcext:value-type="float">
            <text:p>5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94" calcext:value-type="float">
            <text:p>1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13" calcext:value-type="float">
            <text:p>4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95" calcext:value-type="float">
            <text:p>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346" calcext:value-type="float">
            <text:p>1346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office:value-type="float" office:value="971" calcext:value-type="float">
            <text:p>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013" calcext:value-type="float">
            <text:p>10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801" calcext:value-type="float">
            <text:p>8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34" calcext:value-type="float">
            <text:p>1834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1448" calcext:value-type="float">
            <text:p>1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4362" calcext:value-type="float">
            <text:p>4362</text:p>
          </table:table-cell>
          <table:table-cell office:value-type="float" office:value="455" calcext:value-type="float">
            <text:p>455</text:p>
          </table:table-cell>
          <table:table-cell table:number-columns-repeated="2"/>
          <table:table-cell office:value-type="float" office:value="1035" calcext:value-type="float">
            <text:p>1035</text:p>
          </table:table-cell>
          <table:table-cell office:value-type="float" office:value="3327" calcext:value-type="float">
            <text:p>33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4901" calcext:value-type="float">
            <text:p>54901</text:p>
          </table:table-cell>
          <table:table-cell office:value-type="float" office:value="820" calcext:value-type="float">
            <text:p>820</text:p>
          </table:table-cell>
          <table:table-cell table:number-columns-repeated="2"/>
          <table:table-cell office:value-type="float" office:value="17837" calcext:value-type="float">
            <text:p>17837</text:p>
          </table:table-cell>
          <table:table-cell office:value-type="float" office:value="37064" calcext:value-type="float">
            <text:p>370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254" calcext:value-type="float">
            <text:p>2254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621" calcext:value-type="float">
            <text:p>1621</text:p>
          </table:table-cell>
          <table:table-cell office:value-type="float" office:value="633" calcext:value-type="float">
            <text:p>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8" calcext:value-type="float">
            <text:p>18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0" calcext:value-type="float">
            <text:p>1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2970" calcext:value-type="float">
            <text:p>2970</text:p>
          </table:table-cell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office:value-type="float" office:value="2597" calcext:value-type="float">
            <text:p>2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63" calcext:value-type="float">
            <text:p>56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398" calcext:value-type="float">
            <text:p>3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97" calcext:value-type="float">
            <text:p>1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578" calcext:value-type="float">
            <text:p>578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03" calcext:value-type="float">
            <text:p>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cayali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22" calcext:value-type="float">
            <text:p>1622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1466" calcext:value-type="float">
            <text:p>1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5-15" calcext:value-type="date">
            <text:p>2020-05-15</text:p>
          </table:table-cell>
          <table:table-cell table:formula="of:=SUM([.E1399:.E1423])" office:value-type="float" office:value="84495" calcext:value-type="float">
            <text:p>84495</text:p>
          </table:table-cell>
          <table:table-cell table:formula="of:=SUM([.F1399:.F1423])" office:value-type="float" office:value="2392" calcext:value-type="float">
            <text:p>2392</text:p>
          </table:table-cell>
          <table:table-cell office:value-type="float" office:value="27147" calcext:value-type="float">
            <text:p>27147</text:p>
          </table:table-cell>
          <table:table-cell office:value-type="float" office:value="520888" calcext:value-type="float">
            <text:p>520888</text:p>
          </table:table-cell>
          <table:table-cell table:formula="of:=SUM([.I1399:.I1423])" office:value-type="float" office:value="25284" calcext:value-type="float">
            <text:p>25284</text:p>
          </table:table-cell>
          <table:table-cell table:formula="of:=SUM([.J1399:.J1423])" office:value-type="float" office:value="59211" calcext:value-type="float">
            <text:p>59211</text:p>
          </table:table-cell>
          <table:table-cell table:number-columns-repeated="9"/>
        </table:table-row>
        <table:table-row table:style-name="ro1" table:number-rows-repeated="1047151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peru.M1190:peru.R12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5">00/00/0000</text:date>, <text:time style:data-style-name="N2" text:time-value="19:06:29.397790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15T19:11:44.236259534</dc:date>
    <dc:creator>Jesus Castagnetto</dc:creator>
    <meta:editing-duration>PT14H23M36S</meta:editing-duration>
    <meta:editing-cycles>103</meta:editing-cycles>
    <meta:generator>LibreOffice/6.4.3.2$Linux_X86_64 LibreOffice_project/40$Build-2</meta:generator>
    <meta:document-statistic meta:table-count="1" meta:cell-count="9887" meta:object-count="0"/>
  </office:meta>
</office:document-meta>
</file>